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Monaco, 'Andale Mono', 'Ubuntu Mono', monospace"/>
    <style:font-face style:name="Open Sans" svg:font-family="'Open Sans', sans-serif"/>
    <style:font-face style:name="OpenSymbol" svg:font-family="OpenSymbol"/>
    <style:font-face style:name="Raleway" svg:font-family="Raleway, sans-serif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44444" style:font-name="Open Sans" fo:font-size="14pt" fo:letter-spacing="normal" fo:font-style="normal" fo:font-weight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44444" style:font-name="Open Sans" fo:letter-spacing="normal" fo:font-style="normal" fo:font-weight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ff6347" style:font-name="Raleway" fo:letter-spacing="normal" fo:font-style="normal" fo:font-weight="bold"/>
    </style:style>
    <style:style style:name="P6" style:family="paragraph" style:parent-style-name="Text_20_body">
      <style:paragraph-properties fo:margin-left="0cm" fo:margin-right="0cm" fo:margin-top="0cm" fo:margin-bottom="0cm" fo:orphans="2" fo:widows="2" fo:text-indent="0cm" style:auto-text-indent="false" fo:padding-left="0.049cm" fo:padding-right="0cm" fo:padding-top="0cm" fo:padding-bottom="0cm" fo:border-left="0.088cm solid #ff6347" fo:border-right="none" fo:border-top="none" fo:border-bottom="none"/>
      <style:text-properties fo:font-variant="normal" fo:text-transform="none" fo:color="#444444" style:font-name="Open Sans" fo:letter-spacing="normal" fo:font-style="normal" fo:font-weight="normal" fo:background-color="#eeeeee"/>
    </style:style>
    <style:style style:name="P7" style:family="paragraph" style:parent-style-name="Text_20_body">
      <style:paragraph-properties fo:margin-left="0cm" fo:margin-right="0cm" fo:margin-top="0cm" fo:margin-bottom="0cm" fo:orphans="2" fo:widows="2" fo:text-indent="0cm" style:auto-text-indent="false" fo:padding-left="0.049cm" fo:padding-right="0cm" fo:padding-top="0cm" fo:padding-bottom="0cm" fo:border-left="0.088cm solid #ff6347" fo:border-right="none" fo:border-top="none" fo:border-bottom="none"/>
    </style:style>
    <style:style style:name="P8" style:family="paragraph" style:parent-style-name="Text_20_body">
      <style:text-properties fo:color="#566270" style:text-line-through-style="none" style:font-name="sans-serif" fo:font-size="15pt" style:text-underline-style="none" style:text-blinking="false"/>
    </style:style>
    <style:style style:name="P9" style:family="paragraph" style:parent-style-name="Text_20_body">
      <style:paragraph-properties fo:orphans="2" fo:widows="2"/>
      <style:text-properties fo:font-variant="normal" fo:text-transform="none" fo:color="#444444" style:font-name="Open Sans" fo:font-size="14pt" fo:letter-spacing="normal" fo:font-style="normal" fo:font-weight="normal"/>
    </style:style>
    <style:style style:name="P10" style:family="paragraph" style:parent-style-name="Text_20_body" style:list-style-name="L2">
      <style:paragraph-properties fo:orphans="2" fo:widows="2"/>
      <style:text-properties fo:font-variant="normal" fo:text-transform="none" fo:color="#444444" style:font-name="Open Sans" fo:font-size="14pt" fo:letter-spacing="normal" fo:font-style="normal" fo:font-weight="normal"/>
    </style:style>
    <style:style style:name="P11" style:family="paragraph" style:parent-style-name="Text_20_body" style:list-style-name="L1">
      <style:paragraph-properties fo:orphans="2" fo:widows="2"/>
    </style:style>
    <style:style style:name="P12" style:family="paragraph" style:parent-style-name="Text_20_body">
      <style:paragraph-properties fo:margin-top="0cm" fo:margin-bottom="0cm" fo:orphans="2" fo:widows="2"/>
      <style:text-properties fo:font-variant="normal" fo:text-transform="none" fo:color="#444444" style:font-name="Open Sans" fo:font-size="14pt" fo:letter-spacing="normal" fo:font-style="normal" fo:font-weight="normal"/>
    </style:style>
    <style:style style:name="P13" style:family="paragraph" style:parent-style-name="Text_20_body" style:list-style-name="L1">
      <style:paragraph-properties fo:margin-top="0cm" fo:margin-bottom="0cm" fo:orphans="2" fo:widows="2"/>
      <style:text-properties fo:font-variant="normal" fo:text-transform="none" fo:color="#444444" style:font-name="Open Sans" fo:font-size="14pt" fo:letter-spacing="normal" fo:font-style="normal" fo:font-weight="normal"/>
    </style:style>
    <style:style style:name="P14" style:family="paragraph" style:parent-style-name="Text_20_body" style:list-style-name="L2">
      <style:paragraph-properties fo:margin-top="0cm" fo:margin-bottom="0cm" fo:orphans="2" fo:widows="2"/>
      <style:text-properties fo:font-variant="normal" fo:text-transform="none" fo:color="#444444" style:font-name="Open Sans" fo:font-size="14pt" fo:letter-spacing="normal" fo:font-style="normal" fo:font-weight="normal"/>
    </style:style>
    <style:style style:name="P15" style:family="paragraph" style:parent-style-name="Heading_20_1">
      <style:text-properties fo:font-variant="normal" fo:text-transform="none" fo:color="#ff6347" style:text-line-through-style="none" style:font-name="Raleway" fo:font-size="24pt" fo:letter-spacing="normal" fo:font-style="normal" style:text-underline-style="none" fo:font-weight="bold" style:text-blinking="false" style:font-size-asian="24pt" style:font-size-complex="24pt"/>
    </style:style>
    <style:style style:name="P16" style:family="paragraph" style:parent-style-name="Preformatted_20_Text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background-color="#193549">
        <style:background-image/>
      </style:paragraph-properties>
    </style:style>
    <style:style style:name="P17" style:family="paragraph" style:parent-style-name="Preformatted_20_Text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background-color="#193549" fo:padding-left="0.049cm" fo:padding-right="0cm" fo:padding-top="0cm" fo:padding-bottom="0cm" fo:border-left="0.088cm solid #ff6347" fo:border-right="none" fo:border-top="none" fo:border-bottom="none">
        <style:background-image/>
      </style:paragraph-properties>
    </style:style>
    <style:style style:name="P18" style:family="paragraph" style:parent-style-name="Preformatted_20_Text">
      <style:paragraph-properties fo:margin-top="0cm" fo:margin-bottom="0cm" fo:line-height="150%" fo:text-align="start" style:justify-single-word="false" fo:orphans="2" fo:widows="2" fo:background-color="#193549">
        <style:background-image/>
      </style:paragraph-properties>
    </style:style>
    <style:style style:name="P19" style:family="paragraph" style:parent-style-name="Preformatted_20_Text">
      <style:paragraph-properties fo:margin-top="0cm" fo:margin-bottom="0cm" fo:line-height="150%" fo:text-align="start" style:justify-single-word="false" fo:orphans="2" fo:widows="2" fo:background-color="#193549" fo:padding-left="0.049cm" fo:padding-right="0cm" fo:padding-top="0cm" fo:padding-bottom="0cm" fo:border-left="0.088cm solid #ff6347" fo:border-right="none" fo:border-top="none" fo:border-bottom="none">
        <style:background-image/>
      </style:paragraph-properties>
    </style:style>
    <style:style style:name="P20" style:family="paragraph" style:parent-style-name="Preformatted_20_Text">
      <style:paragraph-properties fo:margin-top="0cm" fo:margin-bottom="0cm" fo:line-height="150%" fo:text-align="start" style:justify-single-word="false" fo:orphans="2" fo:widows="2" fo:background-color="#193549" fo:padding-left="0.049cm" fo:padding-right="0cm" fo:padding-top="0cm" fo:padding-bottom="0cm" fo:border-left="0.088cm solid #ff6347" fo:border-right="none" fo:border-top="none" fo:border-bottom="none">
        <style:background-image/>
      </style:paragraph-properties>
      <style:text-properties fo:font-size="14pt" style:font-size-asian="14pt" style:font-size-complex="14pt"/>
    </style:style>
    <style:style style:name="P21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ff6347" style:font-name="Raleway" fo:letter-spacing="normal" fo:font-style="normal" fo:font-weight="bold"/>
    </style:style>
    <style:style style:name="T1" style:family="text">
      <style:text-properties fo:font-variant="normal" fo:text-transform="none" fo:color="#406bc0" style:font-name="Open Sans" fo:font-size="14pt" fo:letter-spacing="normal" fo:font-style="normal" fo:font-weight="normal"/>
    </style:style>
    <style:style style:name="T2" style:family="text">
      <style:text-properties fo:font-variant="normal" fo:text-transform="none" fo:color="#406bc0" style:font-name="Open Sans" fo:letter-spacing="normal" fo:font-style="normal" fo:font-weight="normal" fo:background-color="#eeeeee"/>
    </style:style>
    <style:style style:name="T3" style:family="text">
      <style:text-properties fo:font-variant="normal" fo:text-transform="none" fo:color="#444444" style:font-name="Open Sans" fo:font-size="14pt" fo:letter-spacing="normal" fo:font-style="normal" fo:font-weight="normal"/>
    </style:style>
    <style:style style:name="T4" style:family="text">
      <style:text-properties fo:font-variant="normal" fo:text-transform="none" fo:color="#444444" style:font-name="Open Sans" fo:letter-spacing="normal" fo:font-style="normal" fo:font-weight="normal" fo:background-color="#eeeeee"/>
    </style:style>
    <style:style style:name="T5" style:family="text">
      <style:text-properties fo:font-variant="normal" fo:text-transform="none" fo:color="#222222" style:font-name="Open Sans" fo:font-size="14pt" fo:letter-spacing="normal" fo:font-style="normal" fo:font-weight="normal"/>
    </style:style>
    <style:style style:name="T6" style:family="text">
      <style:text-properties fo:font-variant="normal" fo:text-transform="none" fo:color="#ffc600" style:font-name="Consolas" fo:font-size="14pt" fo:letter-spacing="normal" fo:font-style="normal" fo:font-weight="normal" fo:background-color="#193549"/>
    </style:style>
    <style:style style:name="T7" style:family="text">
      <style:text-properties fo:font-variant="normal" fo:text-transform="none" fo:color="#ffc600" style:font-name="Consolas" fo:font-size="14pt" fo:letter-spacing="normal" fo:font-style="normal" fo:font-weight="normal" fo:background-color="#193549" style:font-size-asian="14pt" style:font-size-complex="14pt"/>
    </style:style>
    <style:style style:name="T8" style:family="text">
      <style:text-properties fo:font-variant="normal" fo:text-transform="none" fo:color="#ffc600" style:font-name="Consolas" fo:letter-spacing="normal" fo:font-style="normal" fo:font-weight="normal" fo:background-color="#193549"/>
    </style:style>
    <style:style style:name="T9" style:family="text">
      <style:text-properties fo:font-variant="normal" fo:text-transform="none" fo:color="#80ffbb" style:font-name="Consolas" fo:font-size="14pt" fo:letter-spacing="normal" fo:font-style="normal" fo:font-weight="normal" fo:background-color="#193549"/>
    </style:style>
    <style:style style:name="T10" style:family="text">
      <style:text-properties fo:font-variant="normal" fo:text-transform="none" fo:color="#80ffbb" style:font-name="Consolas" fo:font-size="14pt" fo:letter-spacing="normal" fo:font-style="normal" fo:font-weight="normal" fo:background-color="#193549" style:font-size-asian="14pt" style:font-size-complex="14pt"/>
    </style:style>
    <style:style style:name="T11" style:family="text">
      <style:text-properties fo:font-variant="normal" fo:text-transform="none" fo:color="#80ffbb" style:font-name="Consolas" fo:letter-spacing="normal" fo:font-style="normal" fo:font-weight="normal" fo:background-color="#193549"/>
    </style:style>
    <style:style style:name="T12" style:family="text">
      <style:text-properties fo:font-variant="normal" fo:text-transform="none" fo:color="#80ffbb" fo:letter-spacing="normal" fo:background-color="#193549"/>
    </style:style>
    <style:style style:name="T13" style:family="text">
      <style:text-properties fo:font-variant="normal" fo:text-transform="none" fo:color="#80ffbb" fo:font-size="14pt" fo:letter-spacing="normal" fo:background-color="#193549" style:font-size-asian="14pt" style:font-size-complex="14pt"/>
    </style:style>
    <style:style style:name="T14" style:family="text">
      <style:text-properties fo:font-variant="normal" fo:text-transform="none" fo:color="#a5ff90" style:font-name="Consolas" fo:font-size="14pt" fo:letter-spacing="normal" fo:font-style="normal" fo:font-weight="normal" fo:background-color="#193549"/>
    </style:style>
    <style:style style:name="T15" style:family="text">
      <style:text-properties fo:font-variant="normal" fo:text-transform="none" fo:color="#a5ff90" style:font-name="Consolas" fo:font-size="14pt" fo:letter-spacing="normal" fo:font-style="normal" fo:font-weight="normal" fo:background-color="#193549" style:font-size-asian="14pt" style:font-size-complex="14pt"/>
    </style:style>
    <style:style style:name="T16" style:family="text">
      <style:text-properties fo:font-variant="normal" fo:text-transform="none" fo:color="#a5ff90" style:font-name="Consolas" fo:letter-spacing="normal" fo:font-style="normal" fo:font-weight="normal" fo:background-color="#193549"/>
    </style:style>
    <style:style style:name="T17" style:family="text">
      <style:text-properties fo:font-variant="normal" fo:text-transform="none" fo:color="#9fb2bf" style:font-name="Consolas" fo:font-size="14pt" fo:letter-spacing="normal" fo:font-style="normal" fo:font-weight="normal" fo:background-color="#193549"/>
    </style:style>
    <style:style style:name="T18" style:family="text">
      <style:text-properties fo:font-variant="normal" fo:text-transform="none" fo:color="#9fb2bf" style:font-name="Consolas" fo:font-size="14pt" fo:letter-spacing="normal" fo:font-style="normal" fo:font-weight="normal" fo:background-color="#193549" style:font-size-asian="14pt" style:font-size-complex="14pt"/>
    </style:style>
    <style:style style:name="T19" style:family="text">
      <style:text-properties fo:font-variant="normal" fo:text-transform="none" fo:color="#9fb2bf" style:font-name="Consolas" fo:letter-spacing="normal" fo:font-style="normal" fo:font-weight="normal" fo:background-color="#193549"/>
    </style:style>
    <style:style style:name="T20" style:family="text">
      <style:text-properties fo:font-variant="normal" fo:text-transform="none" fo:color="#ff628c" style:font-name="Consolas" fo:font-size="14pt" fo:letter-spacing="normal" fo:font-style="normal" fo:font-weight="normal" fo:background-color="#193549"/>
    </style:style>
    <style:style style:name="T21" style:family="text">
      <style:text-properties fo:font-variant="normal" fo:text-transform="none" fo:color="#ff628c" style:font-name="Consolas" fo:font-size="14pt" fo:letter-spacing="normal" fo:font-style="normal" fo:font-weight="normal" fo:background-color="#193549" style:font-size-asian="14pt" style:font-size-complex="14pt"/>
    </style:style>
    <style:style style:name="T22" style:family="text">
      <style:text-properties fo:font-variant="normal" fo:text-transform="none" fo:color="#ff628c" style:font-name="Consolas" fo:letter-spacing="normal" fo:font-style="normal" fo:font-weight="normal" fo:background-color="#193549"/>
    </style:style>
    <style:style style:name="T23" style:family="text">
      <style:text-properties fo:font-variant="normal" fo:text-transform="none" fo:color="#ff9d00" style:font-name="Consolas" fo:font-size="14pt" fo:letter-spacing="normal" fo:font-style="normal" fo:font-weight="normal" fo:background-color="#193549"/>
    </style:style>
    <style:style style:name="T24" style:family="text">
      <style:text-properties fo:font-variant="normal" fo:text-transform="none" fo:color="#ff9d00" style:font-name="Consolas" fo:font-size="14pt" fo:letter-spacing="normal" fo:font-style="normal" fo:font-weight="normal" fo:background-color="#193549" style:font-size-asian="14pt" style:font-size-complex="14pt"/>
    </style:style>
    <style:style style:name="T25" style:family="text">
      <style:text-properties fo:font-variant="normal" fo:text-transform="none" fo:color="#ff9d00" style:font-name="Consolas" fo:letter-spacing="normal" fo:font-style="normal" fo:font-weight="normal" fo:background-color="#193549"/>
    </style:style>
    <style:style style:name="T26" style:family="text">
      <style:text-properties fo:font-variant="normal" fo:text-transform="none" fo:color="#0088ff" style:font-name="Consolas" fo:font-size="14pt" fo:letter-spacing="normal" fo:font-style="italic" fo:font-weight="normal" fo:background-color="#193549"/>
    </style:style>
    <style:style style:name="T27" style:family="text">
      <style:text-properties fo:font-variant="normal" fo:text-transform="none" fo:color="#0088ff" style:font-name="Consolas" fo:font-size="14pt" fo:letter-spacing="normal" fo:font-style="italic" fo:font-weight="normal" fo:background-color="#193549" style:font-size-asian="14pt" style:font-size-complex="14pt"/>
    </style:style>
    <style:style style:name="T28" style:family="text">
      <style:text-properties fo:font-variant="normal" fo:text-transform="none" fo:color="#0088ff" style:font-name="Consolas" fo:letter-spacing="normal" fo:font-style="italic" fo:font-weight="normal" fo:background-color="#193549"/>
    </style:style>
    <style:style style:name="T29" style:family="text">
      <style:text-properties fo:font-size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002cm solid #dddddd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kursjs.pl/search.php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Zmienne i stałe</text:h>
      <text:p text:style-name="P2"><text:a xlink:type="simple" xlink:href="https://pl.wikipedia.org/wiki/Zmienna_(informatyka)" text:style-name="Internet_20_link" text:visited-style-name="Visited_20_Internet_20_Link"><text:span text:style-name="T1">Zmienne</text:span></text:a><text:span text:style-name="T3"> to coś w rodzaju "pudełek", w których pod nazwami możemy przechowywać różne rzeczy.</text:span></text:p>
      <text:h text:style-name="P21" text:outline-level="2"><text:bookmark text:name="deklarowanie-zmiennych"/>Deklarowanie zmiennych</text:h>
      <text:p text:style-name="P2"><text:span text:style-name="T3">Aby zadeklarować zmienną, powinniśmy posłużyć się jednym ze słów kluczowych.<text:line-break/>Do stworzenia zmiennej w Javascript przez lata używało się słowa kluczowego </text:span><text:span text:style-name="Strong_20_Emphasis"><text:span text:style-name="T5">var</text:span></text:span><text:span text:style-name="T3">:</text:span></text:p>
      <text:p text:style-name="P16"><text:span text:style-name="Source_20_Text"><text:span text:style-name="T6">var</text:span></text:span><text:span text:style-name="Source_20_Text"><text:span text:style-name="T9"> txt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14">"Ala ma kota"</text:span></text:span><text:span text:style-name="Source_20_Text"><text:span text:style-name="T17">;</text:span></text:span></text:p>
      <text:p text:style-name="P18"><text:span text:style-name="Source_20_Text"><text:span text:style-name="T6">var</text:span></text:span><text:span text:style-name="Source_20_Text"><text:span text:style-name="T9"> nr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20">20</text:span></text:span><text:span text:style-name="Source_20_Text"><text:span text:style-name="T17">;</text:span></text:span></text:p>
      <text:p text:style-name="P18"><text:span text:style-name="Source_20_Text"><text:span text:style-name="T6">var</text:span></text:span><text:span text:style-name="Source_20_Text"><text:span text:style-name="T9"> url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14">"kontakt.html"</text:span></text:span><text:span text:style-name="Source_20_Text"><text:span text:style-name="T17">;</text:span></text:span></text:p>
      <text:p text:style-name="P18"/>
      <text:p text:style-name="P18"><text:span text:style-name="Source_20_Text"><text:span text:style-name="T9">console</text:span></text:span><text:span text:style-name="Source_20_Text"><text:span text:style-name="T17">.</text:span></text:span><text:span text:style-name="Source_20_Text"><text:span text:style-name="T23">log</text:span></text:span><text:span text:style-name="Source_20_Text"><text:span text:style-name="T17">(</text:span></text:span><text:span text:style-name="Source_20_Text"><text:span text:style-name="T9">txt</text:span></text:span><text:span text:style-name="Source_20_Text"><text:span text:style-name="T17">);</text:span></text:span></text:p>
      <text:p text:style-name="P18"><text:span text:style-name="Source_20_Text"><text:span text:style-name="T9">console</text:span></text:span><text:span text:style-name="Source_20_Text"><text:span text:style-name="T17">.</text:span></text:span><text:span text:style-name="Source_20_Text"><text:span text:style-name="T23">log</text:span></text:span><text:span text:style-name="Source_20_Text"><text:span text:style-name="T17">(</text:span></text:span><text:span text:style-name="Source_20_Text"><text:span text:style-name="T9">nr</text:span></text:span><text:span text:style-name="Source_20_Text"><text:span text:style-name="T17">);</text:span></text:span></text:p>
      <text:p text:style-name="P18"><text:span text:style-name="Source_20_Text"><text:span text:style-name="T9">console</text:span></text:span><text:span text:style-name="Source_20_Text"><text:span text:style-name="T17">.</text:span></text:span><text:span text:style-name="Source_20_Text"><text:span text:style-name="T23">log</text:span></text:span><text:span text:style-name="Source_20_Text"><text:span text:style-name="T17">(</text:span></text:span><text:span text:style-name="Source_20_Text"><text:span text:style-name="T9">url</text:span></text:span><text:span text:style-name="Source_20_Text"><text:span text:style-name="T17">);</text:span></text:span></text:p>
      <text:p text:style-name="P2"><text:span text:style-name="T3"/></text:p>
      <text:p text:style-name="P2"><text:span text:style-name="T3">Javascript ewoluuje. Wraz z pojawieniem się ES6 (EcmaScript 2015) wprowadzono nowe sposoby deklaracji zmiennych za pomocą słów kluczowych </text:span><text:span text:style-name="Strong_20_Emphasis"><text:span text:style-name="T5">let</text:span></text:span><text:span text:style-name="T3"> i </text:span><text:span text:style-name="Strong_20_Emphasis"><text:span text:style-name="T5">const</text:span></text:span><text:span text:style-name="T3">. Słowo </text:span><text:span text:style-name="Strong_20_Emphasis"><text:span text:style-name="T5">let</text:span></text:span><text:span text:style-name="T3"> oznacza zmienną, natomiast </text:span><text:span text:style-name="Strong_20_Emphasis"><text:span text:style-name="T5">const</text:span></text:span><text:span text:style-name="T3"> stałą (taką, do której po ustawieniu wartości, nie możemy przypisać jej nowej):</text:span></text:p>
      <text:p text:style-name="P16"><text:span text:style-name="Source_20_Text"><text:span text:style-name="T6">let</text:span></text:span><text:span text:style-name="Source_20_Text"><text:span text:style-name="T9"> txt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14">"Przykładowy tekst"</text:span></text:span><text:span text:style-name="Source_20_Text"><text:span text:style-name="T17">;</text:span></text:span><text:span text:style-name="Source_20_Text"><text:span text:style-name="T9"> </text:span></text:span><text:span text:style-name="Source_20_Text"><text:span text:style-name="T26">//zmienna</text:span></text:span></text:p>
      <text:p text:style-name="P18"><text:span text:style-name="Source_20_Text"><text:span text:style-name="T9">txt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14">"Inny tekst"</text:span></text:span><text:span text:style-name="Source_20_Text"><text:span text:style-name="T17">;</text:span></text:span><text:span text:style-name="Source_20_Text"><text:span text:style-name="T9"> </text:span></text:span><text:span text:style-name="Source_20_Text"><text:span text:style-name="T26">//zmieniamy wartość</text:span></text:span></text:p>
      <text:p text:style-name="P18"/>
      <text:p text:style-name="P18"/>
      <text:p text:style-name="P18"><text:span text:style-name="Source_20_Text"><text:span text:style-name="T6">const</text:span></text:span><text:span text:style-name="Source_20_Text"><text:span text:style-name="T9"> nr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20">102</text:span></text:span><text:span text:style-name="Source_20_Text"><text:span text:style-name="T17">;</text:span></text:span><text:span text:style-name="Source_20_Text"><text:span text:style-name="T9"> </text:span></text:span><text:span text:style-name="Source_20_Text"><text:span text:style-name="T26">//stała</text:span></text:span></text:p>
      <text:p text:style-name="P18"><text:span text:style-name="Source_20_Text"><text:span text:style-name="T9">nr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20">103</text:span></text:span><text:span text:style-name="Source_20_Text"><text:span text:style-name="T17">;</text:span></text:span><text:span text:style-name="Source_20_Text"><text:span text:style-name="T9"> </text:span></text:span><text:span text:style-name="Source_20_Text"><text:span text:style-name="T26">//błąd - nie można zmieniać stałej</text:span></text:span></text:p>
      <text:p text:style-name="P2"><text:span text:style-name="T3"/></text:p>
      <text:p text:style-name="P2"><text:span text:style-name="T3">W dzisiejszych czasach mimo tego, że w internecie spotkamy miliony skryptów wykorzystujących var, wielu programistów zaleca stosować już </text:span><text:span text:style-name="Strong_20_Emphasis"><text:span text:style-name="T5">const</text:span></text:span><text:span text:style-name="T3"> i </text:span><text:span text:style-name="Strong_20_Emphasis"><text:span text:style-name="T5">let</text:span></text:span><text:span text:style-name="T3">. Dzięki nim nasze skrypty stają się nie tylko bardziej optymalne pod względem zarządzania pamięcią, ale i potencjalnie unikamy niektórych problematycznych sytuacji, które występowały przy var (a o których dowiesz się w dalszej części kursu). Przy czym demonizowanie var też nie jest dobre...</text:span></text:p>
      <text:h text:style-name="P21" text:outline-level="2"/>
      <text:p text:style-name="P5"/>
      <text:h text:style-name="P21" text:outline-level="2"><text:bookmark text:name="po-co-stosowac"/><text:soft-page-break/>Po co stosować zmienne?</text:h>
      <text:p text:style-name="P3">Po co w ogóle stosować zmienne? Rozpatrzmy prosty przykład dodawania liczb:</text:p>
      <text:p text:style-name="P16"><text:span text:style-name="Source_20_Text"><text:span text:style-name="T9">console</text:span></text:span><text:span text:style-name="Source_20_Text"><text:span text:style-name="T17">.</text:span></text:span><text:span text:style-name="Source_20_Text"><text:span text:style-name="T23">log</text:span></text:span><text:span text:style-name="Source_20_Text"><text:span text:style-name="T17">(</text:span></text:span><text:span text:style-name="Source_20_Text"><text:span text:style-name="T20">6</text:span></text:span><text:span text:style-name="Source_20_Text"><text:span text:style-name="T9"> </text:span></text:span><text:span text:style-name="Source_20_Text"><text:span text:style-name="T14">+</text:span></text:span><text:span text:style-name="Source_20_Text"><text:span text:style-name="T9"> </text:span></text:span><text:span text:style-name="Source_20_Text"><text:span text:style-name="T20">5</text:span></text:span><text:span text:style-name="Source_20_Text"><text:span text:style-name="T9"> </text:span></text:span><text:span text:style-name="Source_20_Text"><text:span text:style-name="T14">+</text:span></text:span><text:span text:style-name="Source_20_Text"><text:span text:style-name="T9"> </text:span></text:span><text:span text:style-name="Source_20_Text"><text:span text:style-name="T20">1</text:span></text:span><text:span text:style-name="Source_20_Text"><text:span text:style-name="T17">);</text:span></text:span></text:p>
      <text:p text:style-name="P18"><text:span text:style-name="Source_20_Text"><text:span text:style-name="T9">console</text:span></text:span><text:span text:style-name="Source_20_Text"><text:span text:style-name="T17">.</text:span></text:span><text:span text:style-name="Source_20_Text"><text:span text:style-name="T23">log</text:span></text:span><text:span text:style-name="Source_20_Text"><text:span text:style-name="T17">(</text:span></text:span><text:span text:style-name="Source_20_Text"><text:span text:style-name="T20">4</text:span></text:span><text:span text:style-name="Source_20_Text"><text:span text:style-name="T9"> </text:span></text:span><text:span text:style-name="Source_20_Text"><text:span text:style-name="T14">+</text:span></text:span><text:span text:style-name="Source_20_Text"><text:span text:style-name="T9"> </text:span></text:span><text:span text:style-name="Source_20_Text"><text:span text:style-name="T20">5</text:span></text:span><text:span text:style-name="Source_20_Text"><text:span text:style-name="T9"> </text:span></text:span><text:span text:style-name="Source_20_Text"><text:span text:style-name="T14">+</text:span></text:span><text:span text:style-name="Source_20_Text"><text:span text:style-name="T9"> </text:span></text:span><text:span text:style-name="Source_20_Text"><text:span text:style-name="T20">2</text:span></text:span><text:span text:style-name="Source_20_Text"><text:span text:style-name="T17">);</text:span></text:span></text:p>
      <text:p text:style-name="P18"><text:span text:style-name="Source_20_Text"><text:span text:style-name="T9">console</text:span></text:span><text:span text:style-name="Source_20_Text"><text:span text:style-name="T17">.</text:span></text:span><text:span text:style-name="Source_20_Text"><text:span text:style-name="T23">log</text:span></text:span><text:span text:style-name="Source_20_Text"><text:span text:style-name="T17">(</text:span></text:span><text:span text:style-name="Source_20_Text"><text:span text:style-name="T20">1</text:span></text:span><text:span text:style-name="Source_20_Text"><text:span text:style-name="T9"> </text:span></text:span><text:span text:style-name="Source_20_Text"><text:span text:style-name="T14">*</text:span></text:span><text:span text:style-name="Source_20_Text"><text:span text:style-name="T9"> </text:span></text:span><text:span text:style-name="Source_20_Text"><text:span text:style-name="T20">5</text:span></text:span><text:span text:style-name="Source_20_Text"><text:span text:style-name="T9"> </text:span></text:span><text:span text:style-name="Source_20_Text"><text:span text:style-name="T14">+</text:span></text:span><text:span text:style-name="Source_20_Text"><text:span text:style-name="T9"> </text:span></text:span><text:span text:style-name="Source_20_Text"><text:span text:style-name="T20">5</text:span></text:span><text:span text:style-name="Source_20_Text"><text:span text:style-name="T9"> </text:span></text:span><text:span text:style-name="Source_20_Text"><text:span text:style-name="T14">-</text:span></text:span><text:span text:style-name="Source_20_Text"><text:span text:style-name="T9"> </text:span></text:span><text:span text:style-name="Source_20_Text"><text:span text:style-name="T20">2</text:span></text:span><text:span text:style-name="Source_20_Text"><text:span text:style-name="T17">);</text:span></text:span></text:p>
      <text:p text:style-name="P18"><text:span text:style-name="Source_20_Text"><text:span text:style-name="T9">console</text:span></text:span><text:span text:style-name="Source_20_Text"><text:span text:style-name="T17">.</text:span></text:span><text:span text:style-name="Source_20_Text"><text:span text:style-name="T23">log</text:span></text:span><text:span text:style-name="Source_20_Text"><text:span text:style-name="T17">(</text:span></text:span><text:span text:style-name="Source_20_Text"><text:span text:style-name="T20">8</text:span></text:span><text:span text:style-name="Source_20_Text"><text:span text:style-name="T9"> </text:span></text:span><text:span text:style-name="Source_20_Text"><text:span text:style-name="T14">+</text:span></text:span><text:span text:style-name="Source_20_Text"><text:span text:style-name="T9"> </text:span></text:span><text:span text:style-name="Source_20_Text"><text:span text:style-name="T17">(</text:span></text:span><text:span text:style-name="Source_20_Text"><text:span text:style-name="T20">5</text:span></text:span><text:span text:style-name="Source_20_Text"><text:span text:style-name="T9"> </text:span></text:span><text:span text:style-name="Source_20_Text"><text:span text:style-name="T14">*</text:span></text:span><text:span text:style-name="Source_20_Text"><text:span text:style-name="T9"> </text:span></text:span><text:span text:style-name="Source_20_Text"><text:span text:style-name="T20">10</text:span></text:span><text:span text:style-name="Source_20_Text"><text:span text:style-name="T17">)</text:span></text:span><text:span text:style-name="Source_20_Text"><text:span text:style-name="T9"> </text:span></text:span><text:span text:style-name="Source_20_Text"><text:span text:style-name="T14">+</text:span></text:span><text:span text:style-name="Source_20_Text"><text:span text:style-name="T9"> </text:span></text:span><text:span text:style-name="Source_20_Text"><text:span text:style-name="T20">5</text:span></text:span><text:span text:style-name="Source_20_Text"><text:span text:style-name="T9"> </text:span></text:span><text:span text:style-name="Source_20_Text"><text:span text:style-name="T14">+</text:span></text:span><text:span text:style-name="Source_20_Text"><text:span text:style-name="T9"> </text:span></text:span><text:span text:style-name="Source_20_Text"><text:span text:style-name="T20">9</text:span></text:span><text:span text:style-name="Source_20_Text"><text:span text:style-name="T9"> </text:span></text:span><text:span text:style-name="Source_20_Text"><text:span text:style-name="T14">+</text:span></text:span><text:span text:style-name="Source_20_Text"><text:span text:style-name="T9"> </text:span></text:span><text:span text:style-name="Source_20_Text"><text:span text:style-name="T17">(</text:span></text:span><text:span text:style-name="Source_20_Text"><text:span text:style-name="T20">5</text:span></text:span><text:span text:style-name="Source_20_Text"><text:span text:style-name="T9"> </text:span></text:span><text:span text:style-name="Source_20_Text"><text:span text:style-name="T14">*</text:span></text:span><text:span text:style-name="Source_20_Text"><text:span text:style-name="T9"> </text:span></text:span><text:span text:style-name="Source_20_Text"><text:span text:style-name="T20">10</text:span></text:span><text:span text:style-name="Source_20_Text"><text:span text:style-name="T17">)</text:span></text:span><text:span text:style-name="Source_20_Text"><text:span text:style-name="T9"> </text:span></text:span><text:span text:style-name="Source_20_Text"><text:span text:style-name="T14">+</text:span></text:span><text:span text:style-name="Source_20_Text"><text:span text:style-name="T9"> </text:span></text:span><text:span text:style-name="Source_20_Text"><text:span text:style-name="T20">5</text:span></text:span><text:span text:style-name="Source_20_Text"><text:span text:style-name="T17">);</text:span></text:span></text:p>
      <text:p text:style-name="P18"><text:span text:style-name="Source_20_Text"><text:span text:style-name="T14">...</text:span></text:span></text:p>
      <text:p text:style-name="P18"><text:span text:style-name="Source_20_Text"><text:span text:style-name="T14">...</text:span></text:span></text:p>
      <text:p text:style-name="P3"/>
      <text:p text:style-name="P3">Przypuśćmy, że teraz chcielibyśmy zmienić cyfrę 5 tak, aby równanie miało postać 9 + 7 + 1 itp.<text:line-break/>Dla tak małego skryptu zmiana tej cyfry nie jest wielkim problemem. Co by się stało gdybyśmy takich równań w naszym przykładzie mieli na przykład tysiąc lub nawet sto tysięcy?<text:line-break/>Zmiana każdej linii była by dość uciążliwa. I tu przychodzą nam z pomocą zmienne:</text:p>
      <text:p text:style-name="P16"><text:span text:style-name="Source_20_Text"><text:span text:style-name="T6">const</text:span></text:span><text:span text:style-name="Source_20_Text"><text:span text:style-name="T9"> nr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20">5</text:span></text:span><text:span text:style-name="Source_20_Text"><text:span text:style-name="T17">;</text:span></text:span></text:p>
      <text:p text:style-name="P18"/>
      <text:p text:style-name="P18"><text:span text:style-name="Source_20_Text"><text:span text:style-name="T9">console</text:span></text:span><text:span text:style-name="Source_20_Text"><text:span text:style-name="T17">.</text:span></text:span><text:span text:style-name="Source_20_Text"><text:span text:style-name="T23">log</text:span></text:span><text:span text:style-name="Source_20_Text"><text:span text:style-name="T17">(</text:span></text:span><text:span text:style-name="Source_20_Text"><text:span text:style-name="T20">6</text:span></text:span><text:span text:style-name="Source_20_Text"><text:span text:style-name="T9"> </text:span></text:span><text:span text:style-name="Source_20_Text"><text:span text:style-name="T14">+</text:span></text:span><text:span text:style-name="Source_20_Text"><text:span text:style-name="T9"> nr </text:span></text:span><text:span text:style-name="Source_20_Text"><text:span text:style-name="T14">+</text:span></text:span><text:span text:style-name="Source_20_Text"><text:span text:style-name="T9"> </text:span></text:span><text:span text:style-name="Source_20_Text"><text:span text:style-name="T20">1</text:span></text:span><text:span text:style-name="Source_20_Text"><text:span text:style-name="T17">);</text:span></text:span></text:p>
      <text:p text:style-name="P18"><text:span text:style-name="Source_20_Text"><text:span text:style-name="T9">console</text:span></text:span><text:span text:style-name="Source_20_Text"><text:span text:style-name="T17">.</text:span></text:span><text:span text:style-name="Source_20_Text"><text:span text:style-name="T23">log</text:span></text:span><text:span text:style-name="Source_20_Text"><text:span text:style-name="T17">(</text:span></text:span><text:span text:style-name="Source_20_Text"><text:span text:style-name="T20">4</text:span></text:span><text:span text:style-name="Source_20_Text"><text:span text:style-name="T9"> </text:span></text:span><text:span text:style-name="Source_20_Text"><text:span text:style-name="T14">+</text:span></text:span><text:span text:style-name="Source_20_Text"><text:span text:style-name="T9"> nr </text:span></text:span><text:span text:style-name="Source_20_Text"><text:span text:style-name="T14">+</text:span></text:span><text:span text:style-name="Source_20_Text"><text:span text:style-name="T9"> </text:span></text:span><text:span text:style-name="Source_20_Text"><text:span text:style-name="T20">2</text:span></text:span><text:span text:style-name="Source_20_Text"><text:span text:style-name="T17">);</text:span></text:span></text:p>
      <text:p text:style-name="P18"><text:span text:style-name="Source_20_Text"><text:span text:style-name="T9">console</text:span></text:span><text:span text:style-name="Source_20_Text"><text:span text:style-name="T17">.</text:span></text:span><text:span text:style-name="Source_20_Text"><text:span text:style-name="T23">log</text:span></text:span><text:span text:style-name="Source_20_Text"><text:span text:style-name="T17">(</text:span></text:span><text:span text:style-name="Source_20_Text"><text:span text:style-name="T20">1</text:span></text:span><text:span text:style-name="Source_20_Text"><text:span text:style-name="T9"> </text:span></text:span><text:span text:style-name="Source_20_Text"><text:span text:style-name="T14">*</text:span></text:span><text:span text:style-name="Source_20_Text"><text:span text:style-name="T9"> nr </text:span></text:span><text:span text:style-name="Source_20_Text"><text:span text:style-name="T14">+</text:span></text:span><text:span text:style-name="Source_20_Text"><text:span text:style-name="T9"> nr </text:span></text:span><text:span text:style-name="Source_20_Text"><text:span text:style-name="T14">-</text:span></text:span><text:span text:style-name="Source_20_Text"><text:span text:style-name="T9"> </text:span></text:span><text:span text:style-name="Source_20_Text"><text:span text:style-name="T20">2</text:span></text:span><text:span text:style-name="Source_20_Text"><text:span text:style-name="T17">);</text:span></text:span></text:p>
      <text:p text:style-name="P18"><text:span text:style-name="Source_20_Text"><text:span text:style-name="T9">console</text:span></text:span><text:span text:style-name="Source_20_Text"><text:span text:style-name="T17">.</text:span></text:span><text:span text:style-name="Source_20_Text"><text:span text:style-name="T23">log</text:span></text:span><text:span text:style-name="Source_20_Text"><text:span text:style-name="T17">(</text:span></text:span><text:span text:style-name="Source_20_Text"><text:span text:style-name="T20">7</text:span></text:span><text:span text:style-name="Source_20_Text"><text:span text:style-name="T9"> </text:span></text:span><text:span text:style-name="Source_20_Text"><text:span text:style-name="T14">+</text:span></text:span><text:span text:style-name="Source_20_Text"><text:span text:style-name="T9"> </text:span></text:span><text:span text:style-name="Source_20_Text"><text:span text:style-name="T17">(</text:span></text:span><text:span text:style-name="Source_20_Text"><text:span text:style-name="T9">nr </text:span></text:span><text:span text:style-name="Source_20_Text"><text:span text:style-name="T14">*</text:span></text:span><text:span text:style-name="Source_20_Text"><text:span text:style-name="T9"> </text:span></text:span><text:span text:style-name="Source_20_Text"><text:span text:style-name="T20">10</text:span></text:span><text:span text:style-name="Source_20_Text"><text:span text:style-name="T17">)</text:span></text:span><text:span text:style-name="Source_20_Text"><text:span text:style-name="T9"> </text:span></text:span><text:span text:style-name="Source_20_Text"><text:span text:style-name="T14">+</text:span></text:span><text:span text:style-name="Source_20_Text"><text:span text:style-name="T9"> nr </text:span></text:span><text:span text:style-name="Source_20_Text"><text:span text:style-name="T14">+</text:span></text:span><text:span text:style-name="Source_20_Text"><text:span text:style-name="T9"> </text:span></text:span><text:span text:style-name="Source_20_Text"><text:span text:style-name="T20">9</text:span></text:span><text:span text:style-name="Source_20_Text"><text:span text:style-name="T9"> </text:span></text:span><text:span text:style-name="Source_20_Text"><text:span text:style-name="T14">+</text:span></text:span><text:span text:style-name="Source_20_Text"><text:span text:style-name="T9"> </text:span></text:span><text:span text:style-name="Source_20_Text"><text:span text:style-name="T17">(</text:span></text:span><text:span text:style-name="Source_20_Text"><text:span text:style-name="T9">nr </text:span></text:span><text:span text:style-name="Source_20_Text"><text:span text:style-name="T14">*</text:span></text:span><text:span text:style-name="Source_20_Text"><text:span text:style-name="T9"> </text:span></text:span><text:span text:style-name="Source_20_Text"><text:span text:style-name="T20">10</text:span></text:span><text:span text:style-name="Source_20_Text"><text:span text:style-name="T17">)</text:span></text:span><text:span text:style-name="Source_20_Text"><text:span text:style-name="T9"> </text:span></text:span><text:span text:style-name="Source_20_Text"><text:span text:style-name="T14">+</text:span></text:span><text:span text:style-name="Source_20_Text"><text:span text:style-name="T9"> nr</text:span></text:span><text:span text:style-name="Source_20_Text"><text:span text:style-name="T17">);</text:span></text:span></text:p>
      <text:p text:style-name="P9"/>
      <text:p text:style-name="P3">Pod zmienne możemy podstawiać nie tylko liczby, ale teksty, funkcje, obiekty, tablice - czyli praktycznie dowolne rzeczy, na których będziemy pracować w naszych kodach:</text:p>
      <text:p text:style-name="P16"><text:span text:style-name="Source_20_Text"><text:span text:style-name="T6">const</text:span></text:span><text:span text:style-name="Source_20_Text"><text:span text:style-name="T9"> btn </text:span></text:span><text:span text:style-name="Source_20_Text"><text:span text:style-name="T14">=</text:span></text:span><text:span text:style-name="Source_20_Text"><text:span text:style-name="T9"> document</text:span></text:span><text:span text:style-name="Source_20_Text"><text:span text:style-name="T17">.</text:span></text:span><text:span text:style-name="Source_20_Text"><text:span text:style-name="T23">querySelector</text:span></text:span><text:span text:style-name="Source_20_Text"><text:span text:style-name="T17">(</text:span></text:span><text:span text:style-name="Source_20_Text"><text:span text:style-name="T14">'.button'</text:span></text:span><text:span text:style-name="Source_20_Text"><text:span text:style-name="T17">);</text:span></text:span></text:p>
      <text:p text:style-name="P18"/>
      <text:p text:style-name="P18"><text:span text:style-name="Source_20_Text"><text:span text:style-name="T9">btn</text:span></text:span><text:span text:style-name="Source_20_Text"><text:span text:style-name="T17">.</text:span></text:span><text:span text:style-name="Source_20_Text"><text:span text:style-name="T9">classList</text:span></text:span><text:span text:style-name="Source_20_Text"><text:span text:style-name="T17">.</text:span></text:span><text:span text:style-name="Source_20_Text"><text:span text:style-name="T23">add</text:span></text:span><text:span text:style-name="Source_20_Text"><text:span text:style-name="T17">(</text:span></text:span><text:span text:style-name="Source_20_Text"><text:span text:style-name="T14">'btn-important'</text:span></text:span><text:span text:style-name="Source_20_Text"><text:span text:style-name="T17">);</text:span></text:span></text:p>
      <text:p text:style-name="P18"><text:span text:style-name="Source_20_Text"><text:span text:style-name="T9">btn</text:span></text:span><text:span text:style-name="Source_20_Text"><text:span text:style-name="T17">.</text:span></text:span><text:span text:style-name="Source_20_Text"><text:span text:style-name="T23">setAttribute</text:span></text:span><text:span text:style-name="Source_20_Text"><text:span text:style-name="T17">(</text:span></text:span><text:span text:style-name="Source_20_Text"><text:span text:style-name="T14">'Kliknij mnie'</text:span></text:span><text:span text:style-name="Source_20_Text"><text:span text:style-name="T17">);</text:span></text:span></text:p>
      <text:p text:style-name="P18"><text:span text:style-name="Source_20_Text"><text:span text:style-name="T9">console</text:span></text:span><text:span text:style-name="Source_20_Text"><text:span text:style-name="T17">.</text:span></text:span><text:span text:style-name="Source_20_Text"><text:span text:style-name="T23">log</text:span></text:span><text:span text:style-name="Source_20_Text"><text:span text:style-name="T17">(</text:span></text:span><text:span text:style-name="Source_20_Text"><text:span text:style-name="T9">btn</text:span></text:span><text:span text:style-name="Source_20_Text"><text:span text:style-name="T17">.</text:span></text:span><text:span text:style-name="Source_20_Text"><text:span text:style-name="T9">innerText</text:span></text:span><text:span text:style-name="Source_20_Text"><text:span text:style-name="T17">);</text:span></text:span></text:p>
      <text:p text:style-name="P18"><text:span text:style-name="Source_20_Text"><text:span text:style-name="T9">btn</text:span></text:span><text:span text:style-name="Source_20_Text"><text:span text:style-name="T17">.</text:span></text:span><text:span text:style-name="Source_20_Text"><text:span text:style-name="T9">innerText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14">"Kliknij mnie!"</text:span></text:span></text:p>
      <text:p text:style-name="P3"/>
      <text:p text:style-name="P3"/>
      <text:p text:style-name="P3"/>
      <text:p text:style-name="P3"/>
      <text:p text:style-name="P3"><text:soft-page-break/>Tutaj mała uwaga zanim przejdziemy dalej.</text:p>
      <text:p text:style-name="P3">Nie bójmy się tworzyć zmiennych.</text:p>
      <text:p text:style-name="P3">Spójrz na poniższy przykład generujący losową liczbę:</text:p>
      <text:p text:style-name="P16"><text:span text:style-name="Source_20_Text"><text:span text:style-name="T6">const</text:span></text:span><text:span text:style-name="Source_20_Text"><text:span text:style-name="T9"> random </text:span></text:span><text:span text:style-name="Source_20_Text"><text:span text:style-name="T14">=</text:span></text:span><text:span text:style-name="Source_20_Text"><text:span text:style-name="T9"> Math</text:span></text:span><text:span text:style-name="Source_20_Text"><text:span text:style-name="T17">.</text:span></text:span><text:span text:style-name="Source_20_Text"><text:span text:style-name="T23">floor</text:span></text:span><text:span text:style-name="Source_20_Text"><text:span text:style-name="T17">(</text:span></text:span><text:span text:style-name="Source_20_Text"><text:span text:style-name="T9">Math</text:span></text:span><text:span text:style-name="Source_20_Text"><text:span text:style-name="T17">.</text:span></text:span><text:span text:style-name="Source_20_Text"><text:span text:style-name="T23">random</text:span></text:span><text:span text:style-name="Source_20_Text"><text:span text:style-name="T17">()</text:span></text:span><text:span text:style-name="Source_20_Text"><text:span text:style-name="T14">*</text:span></text:span><text:span text:style-name="Source_20_Text"><text:span text:style-name="T17">(</text:span></text:span><text:span text:style-name="Source_20_Text"><text:span text:style-name="T9">max</text:span></text:span><text:span text:style-name="Source_20_Text"><text:span text:style-name="T14">-</text:span></text:span><text:span text:style-name="Source_20_Text"><text:span text:style-name="T9">min</text:span></text:span><text:span text:style-name="Source_20_Text"><text:span text:style-name="T14">+</text:span></text:span><text:span text:style-name="Source_20_Text"><text:span text:style-name="T20">1</text:span></text:span><text:span text:style-name="Source_20_Text"><text:span text:style-name="T17">)</text:span></text:span><text:span text:style-name="Source_20_Text"><text:span text:style-name="T14">+</text:span></text:span><text:span text:style-name="Source_20_Text"><text:span text:style-name="T9">min</text:span></text:span><text:span text:style-name="Source_20_Text"><text:span text:style-name="T17">);</text:span></text:span></text:p>
      <text:p text:style-name="P18"><text:span text:style-name="Source_20_Text"><text:span text:style-name="T9">console</text:span></text:span><text:span text:style-name="Source_20_Text"><text:span text:style-name="T17">.</text:span></text:span><text:span text:style-name="Source_20_Text"><text:span text:style-name="T23">log</text:span></text:span><text:span text:style-name="Source_20_Text"><text:span text:style-name="T17">(</text:span></text:span><text:span text:style-name="Source_20_Text"><text:span text:style-name="T9">random</text:span></text:span><text:span text:style-name="Source_20_Text"><text:span text:style-name="T17">);</text:span></text:span></text:p>
      <text:p text:style-name="P3"/>
      <text:p text:style-name="P3">Widzisz te min i max? To zmienne. Zamiast je ręcznie zamieniać na odpowiednie liczby, o wiele lepiej stworzyć dodatkowe zmienne.</text:p>
      <text:p text:style-name="P16"><text:span text:style-name="Source_20_Text"><text:span text:style-name="T6">const</text:span></text:span><text:span text:style-name="Source_20_Text"><text:span text:style-name="T9"> min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20">1</text:span></text:span><text:span text:style-name="Source_20_Text"><text:span text:style-name="T17">;</text:span></text:span></text:p>
      <text:p text:style-name="P18"><text:span text:style-name="Source_20_Text"><text:span text:style-name="T6">const</text:span></text:span><text:span text:style-name="Source_20_Text"><text:span text:style-name="T9"> max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20">15</text:span></text:span><text:span text:style-name="Source_20_Text"><text:span text:style-name="T17">;</text:span></text:span></text:p>
      <text:p text:style-name="P18"><text:span text:style-name="Source_20_Text"><text:span text:style-name="T6">const</text:span></text:span><text:span text:style-name="Source_20_Text"><text:span text:style-name="T9"> random </text:span></text:span><text:span text:style-name="Source_20_Text"><text:span text:style-name="T14">=</text:span></text:span><text:span text:style-name="Source_20_Text"><text:span text:style-name="T9"> Math</text:span></text:span><text:span text:style-name="Source_20_Text"><text:span text:style-name="T17">.</text:span></text:span><text:span text:style-name="Source_20_Text"><text:span text:style-name="T23">floor</text:span></text:span><text:span text:style-name="Source_20_Text"><text:span text:style-name="T17">(</text:span></text:span><text:span text:style-name="Source_20_Text"><text:span text:style-name="T9">Math</text:span></text:span><text:span text:style-name="Source_20_Text"><text:span text:style-name="T17">.</text:span></text:span><text:span text:style-name="Source_20_Text"><text:span text:style-name="T23">random</text:span></text:span><text:span text:style-name="Source_20_Text"><text:span text:style-name="T17">()</text:span></text:span><text:span text:style-name="Source_20_Text"><text:span text:style-name="T14">*</text:span></text:span><text:span text:style-name="Source_20_Text"><text:span text:style-name="T17">(</text:span></text:span><text:span text:style-name="Source_20_Text"><text:span text:style-name="T9">max</text:span></text:span><text:span text:style-name="Source_20_Text"><text:span text:style-name="T14">-</text:span></text:span><text:span text:style-name="Source_20_Text"><text:span text:style-name="T9">min</text:span></text:span><text:span text:style-name="Source_20_Text"><text:span text:style-name="T14">+</text:span></text:span><text:span text:style-name="Source_20_Text"><text:span text:style-name="T20">1</text:span></text:span><text:span text:style-name="Source_20_Text"><text:span text:style-name="T17">)</text:span></text:span><text:span text:style-name="Source_20_Text"><text:span text:style-name="T14">+</text:span></text:span><text:span text:style-name="Source_20_Text"><text:span text:style-name="T9">min</text:span></text:span><text:span text:style-name="Source_20_Text"><text:span text:style-name="T17">);</text:span></text:span></text:p>
      <text:p text:style-name="P18"><text:span text:style-name="Source_20_Text"><text:span text:style-name="T9">console</text:span></text:span><text:span text:style-name="Source_20_Text"><text:span text:style-name="T17">.</text:span></text:span><text:span text:style-name="Source_20_Text"><text:span text:style-name="T23">log</text:span></text:span><text:span text:style-name="Source_20_Text"><text:span text:style-name="T17">(</text:span></text:span><text:span text:style-name="Source_20_Text"><text:span text:style-name="T9">random</text:span></text:span><text:span text:style-name="Source_20_Text"><text:span text:style-name="T17">);</text:span></text:span></text:p>
      <text:h text:style-name="P21" text:outline-level="2"/>
      <text:h text:style-name="P21" text:outline-level="2"><text:bookmark text:name="nazewnictwo-zmiennych"/>Nazewnictwo zmiennych</text:h>
      <text:p text:style-name="P3">Nazwy zmiennych i stałych które deklarujemy nie mogą być byle jakie. Istnieją pewne zasady których musimy się trzymać. I tak:</text:p>
      <text:list xml:id="list250554552806676185" text:style-name="L1">
        <text:list-item>
          <text:p text:style-name="P13">wielkość liter ma znaczenie. Zmienna myTXT to nie to samo co mytxt</text:p>
        </text:list-item>
        <text:list-item>
          <text:p text:style-name="P13">nazwa zmiennej nie może zaczynać się od cyfry,</text:p>
        </text:list-item>
        <text:list-item>
          <text:p text:style-name="P13">nazwa zmiennej nie może zawierać spacji, kropki, przecinka ani myślnika (można natomiast używać podkreślenia),</text:p>
        </text:list-item>
        <text:list-item>
          <text:p text:style-name="P11"><text:span text:style-name="T3">nazwą zmiennej nie może być </text:span><text:a xlink:type="simple" xlink:href="https://developer.mozilla.org/en-US/docs/Web/JavaScript/Reference/Lexical_grammar#Keywords" text:style-name="Internet_20_link" text:visited-style-name="Visited_20_Internet_20_Link"><text:span text:style-name="T1">słowo kluczowe</text:span></text:a><text:span text:style-name="T3"> zarezerwowane przez JavaScript</text:span></text:p>
        </text:list-item>
      </text:list>
      <text:p text:style-name="P2"><text:span text:style-name="Strong_20_Emphasis"><text:span text:style-name="T5">Po prostu nie zaczynaj nazw od cyfr i pisz nazwy zmiennych po angielsku.</text:span></text:span><text:span text:style-name="T3"> Bardzo częstą praktyką jest stosowanie zapisu camelCase, czyli np. veryImportantThing, ale wiele osób stosuje też zapis z podłogą czyli very_important_thing.</text:span></text:p>
      <text:p text:style-name="P2"><text:span text:style-name="T3">Jest jednak ważniejsza sprawa, którą zapamiętaj.<text:line-break/></text:span><text:span text:style-name="Strong_20_Emphasis"><text:span text:style-name="T5">Nazywaj swoje zmienne tak, by dało się zrozumieć do czego się odnoszą</text:span></text:span><text:span text:style-name="T3">. Zmienna o nazwie </text:span><text:span text:style-name="Strong_20_Emphasis"><text:span text:style-name="T5">elementsCount</text:span></text:span><text:span text:style-name="T3"> jest bardziej czytelna, niż </text:span><text:span text:style-name="Strong_20_Emphasis"><text:span text:style-name="T5">xxx</text:span></text:span><text:span text:style-name="T3">. W tym kursie czasami będę korzystał z mało czytelnych zmiennych (np. a), ale wynika to tylko z tego, że kod często jest bardzo, bardzo krótki, a i jestem leniem.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oft-page-break/><text:span text:style-name="T3">Nazwy zmiennych mogą być bardzo różne. </text:span><text:a xlink:type="simple" xlink:href="https://mathiasbynens.be/notes/javascript-identifiers" text:style-name="Internet_20_link" text:visited-style-name="Visited_20_Internet_20_Link"><text:span text:style-name="T1">Bardzo, bardzo różne</text:span></text:a><text:span text:style-name="T3">. Nie jest to oczywiście zalecane i trzeba to traktować jako ciekawostkę.</text:span></text:p>
      <text:p text:style-name="P16"><text:span text:style-name="Source_20_Text"><text:span text:style-name="T26">//dobre nazwy</text:span></text:span></text:p>
      <text:p text:style-name="P18"><text:span text:style-name="Source_20_Text"><text:span text:style-name="T6">const</text:span></text:span><text:span text:style-name="Source_20_Text"><text:span text:style-name="T9"> myAge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20">10</text:span></text:span><text:span text:style-name="Source_20_Text"><text:span text:style-name="T17">;</text:span></text:span></text:p>
      <text:p text:style-name="P18"><text:span text:style-name="Source_20_Text"><text:span text:style-name="T6">const</text:span></text:span><text:span text:style-name="Source_20_Text"><text:span text:style-name="T9"> my_age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20">10</text:span></text:span><text:span text:style-name="Source_20_Text"><text:span text:style-name="T17">;</text:span></text:span></text:p>
      <text:p text:style-name="P18"/>
      <text:p text:style-name="P18"><text:span text:style-name="Source_20_Text"><text:span text:style-name="T26">//błędne nazwy</text:span></text:span></text:p>
      <text:p text:style-name="P18"><text:span text:style-name="Source_20_Text"><text:span text:style-name="T6">const</text:span></text:span><text:span text:style-name="Source_20_Text"><text:span text:style-name="T9"> my</text:span></text:span><text:span text:style-name="Source_20_Text"><text:span text:style-name="T14">-</text:span></text:span><text:span text:style-name="Source_20_Text"><text:span text:style-name="T9">age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20">10</text:span></text:span><text:span text:style-name="Source_20_Text"><text:span text:style-name="T17">;</text:span></text:span></text:p>
      <text:p text:style-name="P18"><text:span text:style-name="Source_20_Text"><text:span text:style-name="T6">const</text:span></text:span><text:span text:style-name="Source_20_Text"><text:span text:style-name="T9"> 2myAge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20">10</text:span></text:span><text:span text:style-name="Source_20_Text"><text:span text:style-name="T17">;</text:span></text:span></text:p>
      <text:p text:style-name="P18"><text:span text:style-name="Source_20_Text"><text:span text:style-name="T6">const</text:span></text:span><text:span text:style-name="Source_20_Text"><text:span text:style-name="T9"> my age <text:s/>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20">10</text:span></text:span><text:span text:style-name="Source_20_Text"><text:span text:style-name="T17">;</text:span></text:span></text:p>
      <text:p text:style-name="P18"><text:span text:style-name="Source_20_Text"><text:span text:style-name="T6">const</text:span></text:span><text:span text:style-name="Source_20_Text"><text:span text:style-name="T9"> mójWiek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20">10</text:span></text:span><text:span text:style-name="Source_20_Text"><text:span text:style-name="T17">;</text:span></text:span></text:p>
      <text:h text:style-name="P21" text:outline-level="2"/>
      <text:h text:style-name="P21" text:outline-level="2"><text:bookmark text:name="const"/>const</text:h>
      <text:p text:style-name="P3">Jedną z głównych bolączek var od zawsze było to, że za pomocą tego słowa można tworzyć tylko zmienne. Oznacza to, że w każdym momencie mogę później taką zmienną zmienić:</text:p>
      <text:p text:style-name="P16"><text:span text:style-name="Source_20_Text"><text:span text:style-name="T6">var</text:span></text:span><text:span text:style-name="Source_20_Text"><text:span text:style-name="T9"> superKey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14">"21389123718398"</text:span></text:span></text:p>
      <text:p text:style-name="P18"/>
      <text:p text:style-name="P18"><text:span text:style-name="Source_20_Text"><text:span text:style-name="T14">...</text:span></text:span></text:p>
      <text:p text:style-name="P18"/>
      <text:p text:style-name="P18"><text:span text:style-name="Source_20_Text"><text:span text:style-name="T9">superKey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20">20</text:span></text:span><text:span text:style-name="Source_20_Text"><text:span text:style-name="T17">;</text:span></text:span></text:p>
      <text:p text:style-name="P3"/>
      <text:p text:style-name="P3">W celu uniknięcia błędów w większych programach część programistów "stałe" nazywa w całości dużymi literami. Dzięki temu osoba pisząca kod wiedziała czy powinna czy nie powinna zmieniać danej zmiennej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<text:span text:style-name="T3">Wraz z wprowadzeniem nowych deklaracji dostaliśmy rozróżnienie na zmienne i stałe.<text:line-break/>Zmienne deklarowane za pomocą </text:span><text:span text:style-name="Strong_20_Emphasis"><text:span text:style-name="T5">let/var</text:span></text:span><text:span text:style-name="T3"> można w przyszłości zmienić - czyli podstawić im nową wartość. Zmiennym stworzonym za pomocą </text:span><text:span text:style-name="Strong_20_Emphasis"><text:span text:style-name="T5">const</text:span></text:span><text:span text:style-name="T3"> nie jesteśmy w stanie podstawić nowej wartości.</text:span></text:p>
      <text:p text:style-name="P16"><text:span text:style-name="Source_20_Text"><text:span text:style-name="T6">var</text:span></text:span><text:span text:style-name="Source_20_Text"><text:span text:style-name="T9"> text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14">"ala"</text:span></text:span><text:span text:style-name="Source_20_Text"><text:span text:style-name="T17">;</text:span></text:span></text:p>
      <text:p text:style-name="P18"><text:span text:style-name="Source_20_Text"><text:span text:style-name="T9">text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14">"ala ma kota"</text:span></text:span><text:span text:style-name="Source_20_Text"><text:span text:style-name="T17">;</text:span></text:span><text:span text:style-name="Source_20_Text"><text:span text:style-name="T9"> </text:span></text:span><text:span text:style-name="Source_20_Text"><text:span text:style-name="T26">// wszystko ok, bo var to zmienna</text:span></text:span></text:p>
      <text:p text:style-name="P18"/>
      <text:p text:style-name="P18"><text:span text:style-name="Source_20_Text"><text:span text:style-name="T6">let</text:span></text:span><text:span text:style-name="Source_20_Text"><text:span text:style-name="T9"> a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20">0</text:span></text:span><text:span text:style-name="Source_20_Text"><text:span text:style-name="T17">;</text:span></text:span></text:p>
      <text:p text:style-name="P18"><text:span text:style-name="Source_20_Text"><text:span text:style-name="T9">a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20">10</text:span></text:span><text:span text:style-name="Source_20_Text"><text:span text:style-name="T17">;</text:span></text:span><text:span text:style-name="Source_20_Text"><text:span text:style-name="T9"> </text:span></text:span><text:span text:style-name="Source_20_Text"><text:span text:style-name="T26">//wszystko ok, bo let</text:span></text:span></text:p>
      <text:p text:style-name="P18"/>
      <text:p text:style-name="P18"><text:span text:style-name="Source_20_Text"><text:span text:style-name="T6">const</text:span></text:span><text:span text:style-name="Source_20_Text"><text:span text:style-name="T9"> b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20">0</text:span></text:span><text:span text:style-name="Source_20_Text"><text:span text:style-name="T17">;</text:span></text:span></text:p>
      <text:p text:style-name="P18"><text:span text:style-name="Source_20_Text"><text:span text:style-name="T9">b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20">10</text:span></text:span><text:span text:style-name="Source_20_Text"><text:span text:style-name="T17">;</text:span></text:span><text:span text:style-name="Source_20_Text"><text:span text:style-name="T9"> </text:span></text:span><text:span text:style-name="Source_20_Text"><text:span text:style-name="T26">//błąd - do stałej nie możemy przypisać nowej wartości</text:span></text:span></text:p>
      <text:p text:style-name="P18"/>
      <text:p text:style-name="P18"><text:span text:style-name="Source_20_Text"><text:span text:style-name="T6">const</text:span></text:span><text:span text:style-name="Source_20_Text"><text:span text:style-name="T9"> name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14">"Ala"</text:span></text:span><text:span text:style-name="Source_20_Text"><text:span text:style-name="T17">;</text:span></text:span></text:p>
      <text:p text:style-name="P18"><text:span text:style-name="Source_20_Text"><text:span text:style-name="T9">name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14">"Monika"</text:span></text:span><text:span text:style-name="Source_20_Text"><text:span text:style-name="T17">;</text:span></text:span><text:span text:style-name="Source_20_Text"><text:span text:style-name="T9"> </text:span></text:span><text:span text:style-name="Source_20_Text"><text:span text:style-name="T26">//błąd</text:span></text:span></text:p>
      <text:p text:style-name="P2"><text:span text:style-name="Strong_20_Emphasis"><text:span text:style-name="T5"/></text:span></text:p>
      <text:p text:style-name="P2"><text:span text:style-name="Strong_20_Emphasis"><text:span text:style-name="T5">Ale teraz uwaga!</text:span></text:span><text:span text:style-name="T3"> Przy const chodzi o podstawienie nowych wartości pod daną zmienną, a nie zmianę składowych tych rzeczy (w przypadku obiektów). W praktyce oznacza to, że dla raz stworzonej stałej const, nie możemy ponownie użyć znaku równości:</text:span></text:p>
      <text:p text:style-name="P16"><text:span text:style-name="Source_20_Text"><text:span text:style-name="T6">const</text:span></text:span><text:span text:style-name="Source_20_Text"><text:span text:style-name="T9"> apiUrl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14">'https://jsonplaceholder.typicode.com'</text:span></text:span><text:span text:style-name="Source_20_Text"><text:span text:style-name="T17">;</text:span></text:span></text:p>
      <text:p text:style-name="P18"><text:span text:style-name="Source_20_Text"><text:span text:style-name="T9">apiUrl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14">"http://kursjs.pl"</text:span></text:span><text:span text:style-name="Source_20_Text"><text:span text:style-name="T9"> </text:span></text:span><text:span text:style-name="Source_20_Text"><text:span text:style-name="T26">//błąd - podstawiliśmy nową rzecz!</text:span></text:span></text:p>
      <text:p text:style-name="P18"/>
      <text:p text:style-name="P18"><text:span text:style-name="Source_20_Text"><text:span text:style-name="T6">const</text:span></text:span><text:span text:style-name="Source_20_Text"><text:span text:style-name="T9"> tab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17">[</text:span></text:span><text:span text:style-name="Source_20_Text"><text:span text:style-name="T20">1</text:span></text:span><text:span text:style-name="Source_20_Text"><text:span text:style-name="T17">,</text:span></text:span><text:span text:style-name="Source_20_Text"><text:span text:style-name="T20">2</text:span></text:span><text:span text:style-name="Source_20_Text"><text:span text:style-name="T17">,</text:span></text:span><text:span text:style-name="Source_20_Text"><text:span text:style-name="T20">3</text:span></text:span><text:span text:style-name="Source_20_Text"><text:span text:style-name="T17">];</text:span></text:span></text:p>
      <text:p text:style-name="P18"><text:span text:style-name="Source_20_Text"><text:span text:style-name="T9">tab</text:span></text:span><text:span text:style-name="Source_20_Text"><text:span text:style-name="T17">[</text:span></text:span><text:span text:style-name="Source_20_Text"><text:span text:style-name="T20">3</text:span></text:span><text:span text:style-name="Source_20_Text"><text:span text:style-name="T17">]</text:span></text:span><text:span text:style-name="Source_20_Text"><text:span text:style-name="T9">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20">4</text:span></text:span><text:span text:style-name="Source_20_Text"><text:span text:style-name="T17">;</text:span></text:span><text:span text:style-name="Source_20_Text"><text:span text:style-name="T9"> </text:span></text:span><text:span text:style-name="Source_20_Text"><text:span text:style-name="T26">//nie ma błędu, bo tylko zmieniłem składową obiektu (tablica to obiekt)</text:span></text:span></text:p>
      <text:p text:style-name="P18"/>
      <text:p text:style-name="P18"><text:span text:style-name="Source_20_Text"><text:span text:style-name="T6">const</text:span></text:span><text:span text:style-name="Source_20_Text"><text:span text:style-name="T9"> tab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17">[</text:span></text:span><text:span text:style-name="Source_20_Text"><text:span text:style-name="T20">1</text:span></text:span><text:span text:style-name="Source_20_Text"><text:span text:style-name="T17">,</text:span></text:span><text:span text:style-name="Source_20_Text"><text:span text:style-name="T20">2</text:span></text:span><text:span text:style-name="Source_20_Text"><text:span text:style-name="T17">,</text:span></text:span><text:span text:style-name="Source_20_Text"><text:span text:style-name="T20">3</text:span></text:span><text:span text:style-name="Source_20_Text"><text:span text:style-name="T17">];</text:span></text:span></text:p>
      <text:p text:style-name="P18"><text:span text:style-name="Source_20_Text"><text:span text:style-name="T9">tab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17">[</text:span></text:span><text:span text:style-name="Source_20_Text"><text:span text:style-name="T20">1</text:span></text:span><text:span text:style-name="Source_20_Text"><text:span text:style-name="T17">,</text:span></text:span><text:span text:style-name="Source_20_Text"><text:span text:style-name="T20">2</text:span></text:span><text:span text:style-name="Source_20_Text"><text:span text:style-name="T17">,</text:span></text:span><text:span text:style-name="Source_20_Text"><text:span text:style-name="T20">3</text:span></text:span><text:span text:style-name="Source_20_Text"><text:span text:style-name="T17">,</text:span></text:span><text:span text:style-name="Source_20_Text"><text:span text:style-name="T20">4</text:span></text:span><text:span text:style-name="Source_20_Text"><text:span text:style-name="T17">];</text:span></text:span><text:span text:style-name="Source_20_Text"><text:span text:style-name="T9"> </text:span></text:span><text:span text:style-name="Source_20_Text"><text:span text:style-name="T26">//błąd - podstawiłem zupełnie nową tablicę</text:span></text:span></text:p>
      <text:p text:style-name="P18"/>
      <text:p text:style-name="P18"><text:span text:style-name="Source_20_Text"><text:span text:style-name="T6">const</text:span></text:span><text:span text:style-name="Source_20_Text"><text:span text:style-name="T9"> tab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17">[</text:span></text:span><text:span text:style-name="Source_20_Text"><text:span text:style-name="T20">1</text:span></text:span><text:span text:style-name="Source_20_Text"><text:span text:style-name="T17">,</text:span></text:span><text:span text:style-name="Source_20_Text"><text:span text:style-name="T20">2</text:span></text:span><text:span text:style-name="Source_20_Text"><text:span text:style-name="T17">,</text:span></text:span><text:span text:style-name="Source_20_Text"><text:span text:style-name="T20">3</text:span></text:span><text:span text:style-name="Source_20_Text"><text:span text:style-name="T17">];</text:span></text:span></text:p>
      <text:p text:style-name="P18"><text:span text:style-name="Source_20_Text"><text:span text:style-name="T9">tab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17">[</text:span></text:span><text:span text:style-name="Source_20_Text"><text:span text:style-name="T20">1</text:span></text:span><text:span text:style-name="Source_20_Text"><text:span text:style-name="T17">,</text:span></text:span><text:span text:style-name="Source_20_Text"><text:span text:style-name="T20">2</text:span></text:span><text:span text:style-name="Source_20_Text"><text:span text:style-name="T17">,</text:span></text:span><text:span text:style-name="Source_20_Text"><text:span text:style-name="T20">3</text:span></text:span><text:span text:style-name="Source_20_Text"><text:span text:style-name="T17">];</text:span></text:span><text:span text:style-name="Source_20_Text"><text:span text:style-name="T9"> </text:span></text:span><text:span text:style-name="Source_20_Text"><text:span text:style-name="T26">//błąd - podstawiłem zupełnie nową tablicę, nie ważne że podobnie wygląda</text:span></text:span></text:p>
      <text:p text:style-name="P18"/>
      <text:p text:style-name="P18"><text:span text:style-name="Source_20_Text"><text:span text:style-name="T6">const</text:span></text:span><text:span text:style-name="Source_20_Text"><text:span text:style-name="T9"> currentUser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17">{</text:span></text:span><text:span text:style-name="Source_20_Text"><text:span text:style-name="T9">name</text:span></text:span><text:span text:style-name="Source_20_Text"><text:span text:style-name="T17">:</text:span></text:span><text:span text:style-name="Source_20_Text"><text:span text:style-name="T9"> </text:span></text:span><text:span text:style-name="Source_20_Text"><text:span text:style-name="T14">"Piotr"</text:span></text:span><text:span text:style-name="Source_20_Text"><text:span text:style-name="T17">,</text:span></text:span><text:span text:style-name="Source_20_Text"><text:span text:style-name="T9"> age</text:span></text:span><text:span text:style-name="Source_20_Text"><text:span text:style-name="T17">:</text:span></text:span><text:span text:style-name="Source_20_Text"><text:span text:style-name="T9"> </text:span></text:span><text:span text:style-name="Source_20_Text"><text:span text:style-name="T20">18</text:span></text:span><text:span text:style-name="Source_20_Text"><text:span text:style-name="T17">}</text:span></text:span></text:p>
      <text:p text:style-name="P18"><text:soft-page-break/><text:span text:style-name="Source_20_Text"><text:span text:style-name="T9">currentUser</text:span></text:span><text:span text:style-name="Source_20_Text"><text:span text:style-name="T17">.</text:span></text:span><text:span text:style-name="Source_20_Text"><text:span text:style-name="T9">age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14">"Marcin"</text:span></text:span><text:span text:style-name="Source_20_Text"><text:span text:style-name="T17">;</text:span></text:span><text:span text:style-name="Source_20_Text"><text:span text:style-name="T9"> </text:span></text:span><text:span text:style-name="Source_20_Text"><text:span text:style-name="T26">//nie ma błędu - zmieniłem tylko składową</text:span></text:span></text:p>
      <text:p text:style-name="P18"/>
      <text:p text:style-name="P18"><text:span text:style-name="Source_20_Text"><text:span text:style-name="T9">currentUser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17">{</text:span></text:span><text:span text:style-name="Source_20_Text"><text:span text:style-name="T9">name</text:span></text:span><text:span text:style-name="Source_20_Text"><text:span text:style-name="T17">:</text:span></text:span><text:span text:style-name="Source_20_Text"><text:span text:style-name="T9"> </text:span></text:span><text:span text:style-name="Source_20_Text"><text:span text:style-name="T14">"Piotr"</text:span></text:span><text:span text:style-name="Source_20_Text"><text:span text:style-name="T17">,</text:span></text:span><text:span text:style-name="Source_20_Text"><text:span text:style-name="T9"> age</text:span></text:span><text:span text:style-name="Source_20_Text"><text:span text:style-name="T17">:</text:span></text:span><text:span text:style-name="Source_20_Text"><text:span text:style-name="T9"> </text:span></text:span><text:span text:style-name="Source_20_Text"><text:span text:style-name="T20">20</text:span></text:span><text:span text:style-name="Source_20_Text"><text:span text:style-name="T17">}</text:span></text:span><text:span text:style-name="Source_20_Text"><text:span text:style-name="T9"> </text:span></text:span><text:span text:style-name="Source_20_Text"><text:span text:style-name="T26">//błąd - bo podstawiłem totalnie nowy obiekt</text:span></text:span></text:p>
      <text:p text:style-name="P18"/>
      <text:p text:style-name="P18"><text:span text:style-name="Source_20_Text"><text:span text:style-name="T6">const</text:span></text:span><text:span text:style-name="Source_20_Text"><text:span text:style-name="T9"> name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14">"marcin"</text:span></text:span><text:span text:style-name="Source_20_Text"><text:span text:style-name="T17">;</text:span></text:span></text:p>
      <text:p text:style-name="P18"><text:span text:style-name="Source_20_Text"><text:span text:style-name="T9">name </text:span></text:span><text:span text:style-name="Source_20_Text"><text:span text:style-name="T14">=</text:span></text:span><text:span text:style-name="Source_20_Text"><text:span text:style-name="T9"> name</text:span></text:span><text:span text:style-name="Source_20_Text"><text:span text:style-name="T17">.</text:span></text:span><text:span text:style-name="Source_20_Text"><text:span text:style-name="T23">toUpperCase</text:span></text:span><text:span text:style-name="Source_20_Text"><text:span text:style-name="T17">();</text:span></text:span><text:span text:style-name="Source_20_Text"><text:span text:style-name="T9"> </text:span></text:span><text:span text:style-name="Source_20_Text"><text:span text:style-name="T26">//błąd bo podstawiłem nową wartość</text:span></text:span></text:p>
      <text:p text:style-name="P18"/>
      <text:p text:style-name="P18"><text:span text:style-name="Source_20_Text"><text:span text:style-name="T6">const</text:span></text:span><text:span text:style-name="Source_20_Text"><text:span text:style-name="T9"> tab2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17">[];</text:span></text:span></text:p>
      <text:p text:style-name="P18"><text:span text:style-name="Source_20_Text"><text:span text:style-name="T9">tab2</text:span></text:span><text:span text:style-name="Source_20_Text"><text:span text:style-name="T17">.</text:span></text:span><text:span text:style-name="Source_20_Text"><text:span text:style-name="T23">push</text:span></text:span><text:span text:style-name="Source_20_Text"><text:span text:style-name="T17">(</text:span></text:span><text:span text:style-name="Source_20_Text"><text:span text:style-name="T20">1</text:span></text:span><text:span text:style-name="Source_20_Text"><text:span text:style-name="T17">,</text:span></text:span><text:span text:style-name="Source_20_Text"><text:span text:style-name="T9"> </text:span></text:span><text:span text:style-name="Source_20_Text"><text:span text:style-name="T20">2</text:span></text:span><text:span text:style-name="Source_20_Text"><text:span text:style-name="T17">,</text:span></text:span><text:span text:style-name="Source_20_Text"><text:span text:style-name="T9"> </text:span></text:span><text:span text:style-name="Source_20_Text"><text:span text:style-name="T20">3</text:span></text:span><text:span text:style-name="Source_20_Text"><text:span text:style-name="T17">);</text:span></text:span><text:span text:style-name="Source_20_Text"><text:span text:style-name="T9"> </text:span></text:span><text:span text:style-name="Source_20_Text"><text:span text:style-name="T26">//wstawiam 3 elementy</text:span></text:span></text:p>
      <text:p text:style-name="P18"><text:span text:style-name="Source_20_Text"><text:span text:style-name="T9">tab2</text:span></text:span><text:span text:style-name="Source_20_Text"><text:span text:style-name="T17">.</text:span></text:span><text:span text:style-name="Source_20_Text"><text:span text:style-name="T9">length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20">0</text:span></text:span><text:span text:style-name="Source_20_Text"><text:span text:style-name="T17">;</text:span></text:span><text:span text:style-name="Source_20_Text"><text:span text:style-name="T9"> </text:span></text:span><text:span text:style-name="Source_20_Text"><text:span text:style-name="T26">//czyszczę tablicę</text:span></text:span></text:p>
      <text:p text:style-name="P18"><text:span text:style-name="Source_20_Text"><text:span text:style-name="T9">tab2</text:span></text:span><text:span text:style-name="Source_20_Text"><text:span text:style-name="T17">.</text:span></text:span><text:span text:style-name="Source_20_Text"><text:span text:style-name="T23">push</text:span></text:span><text:span text:style-name="Source_20_Text"><text:span text:style-name="T17">(</text:span></text:span><text:span text:style-name="Source_20_Text"><text:span text:style-name="T20">1</text:span></text:span><text:span text:style-name="Source_20_Text"><text:span text:style-name="T17">,</text:span></text:span><text:span text:style-name="Source_20_Text"><text:span text:style-name="T9"> </text:span></text:span><text:span text:style-name="Source_20_Text"><text:span text:style-name="T20">2</text:span></text:span><text:span text:style-name="Source_20_Text"><text:span text:style-name="T17">,</text:span></text:span><text:span text:style-name="Source_20_Text"><text:span text:style-name="T9"> </text:span></text:span><text:span text:style-name="Source_20_Text"><text:span text:style-name="T20">3</text:span></text:span><text:span text:style-name="Source_20_Text"><text:span text:style-name="T17">);</text:span></text:span><text:span text:style-name="Source_20_Text"><text:span text:style-name="T9"> </text:span></text:span><text:span text:style-name="Source_20_Text"><text:span text:style-name="T26">//znowu wstawiam itp...</text:span></text:span></text:p>
      <text:p text:style-name="P18"><text:span text:style-name="Source_20_Text"><text:span text:style-name="T9">tab2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17">[];</text:span></text:span><text:span text:style-name="Source_20_Text"><text:span text:style-name="T9"> </text:span></text:span><text:span text:style-name="Source_20_Text"><text:span text:style-name="T26">//błąd bo podstawiłem zupełnie nową wartość</text:span></text:span></text:p>
      <text:p text:style-name="P2"><text:span text:style-name="T3"/></text:p>
      <text:p text:style-name="P2"><text:span text:style-name="T3">Dlaczego tak się dzieje? Pamiętasz w rozdziale o typach jak działają przypisania wartości do zmiennych typu prostego, a jak działają dla obiektów?<text:line-break/>Gdy przypisywałem wartość do typu prostego, robił się oddzielny "byt" danej wartości. Dwie oddzielne zmienne mimo, że miały tą samą wartość były oddzielnymi bytami.<text:line-break/>Przy obiektach jest inaczej - tutaj działa tak zwana referencja. Zmienne wskazują tylko na dany obiekt, który sobie siedzi gdzieś tam w pamięci.<text:line-break/>Jeżeli w powyższym skrypcie dodajemy tylko coś do obiektu, nie zmieniamy tego gdzie wskazuje dana zmienna. Ale jeżeli przypisujemy jej całkowicie nowy obiekt (znak = ) - jej wskaźnik się zmienia i mamy w rezultacie błąd.<text:line-break/><text:line-break/></text:span><text:span text:style-name="Strong_20_Emphasis"><text:span text:style-name="T5">Podsumowując. Dla stałych nie możemy na nowo przypisywać całkowicie nowych wartości za pomocą znaku równości. Ale jeżeli stała wskazuje na obiekt, spokojnie możemy w nim mieszać...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zemu o tym mówię? Bo bardzo często w tym kursie będziesz widział takie zapisy jak poniżej:</text:p>
      <text:p text:style-name="P16"><text:span text:style-name="Source_20_Text"><text:span text:style-name="T6">const</text:span></text:span><text:span text:style-name="Source_20_Text"><text:span text:style-name="T9"> tab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17">[</text:span></text:span><text:span text:style-name="Source_20_Text"><text:span text:style-name="T20">1</text:span></text:span><text:span text:style-name="Source_20_Text"><text:span text:style-name="T17">,</text:span></text:span><text:span text:style-name="Source_20_Text"><text:span text:style-name="T20">2</text:span></text:span><text:span text:style-name="Source_20_Text"><text:span text:style-name="T17">,</text:span></text:span><text:span text:style-name="Source_20_Text"><text:span text:style-name="T20">3</text:span></text:span><text:span text:style-name="Source_20_Text"><text:span text:style-name="T17">,</text:span></text:span><text:span text:style-name="Source_20_Text"><text:span text:style-name="T20">4</text:span></text:span><text:span text:style-name="Source_20_Text"><text:span text:style-name="T17">];</text:span></text:span></text:p>
      <text:p text:style-name="P18"><text:span text:style-name="Source_20_Text"><text:span text:style-name="T9">tab</text:span></text:span><text:span text:style-name="Source_20_Text"><text:span text:style-name="T17">.</text:span></text:span><text:span text:style-name="Source_20_Text"><text:span text:style-name="T23">push</text:span></text:span><text:span text:style-name="Source_20_Text"><text:span text:style-name="T17">(</text:span></text:span><text:span text:style-name="Source_20_Text"><text:span text:style-name="T20">5</text:span></text:span><text:span text:style-name="Source_20_Text"><text:span text:style-name="T17">);</text:span></text:span><text:span text:style-name="Source_20_Text"><text:span text:style-name="T9"> </text:span></text:span><text:span text:style-name="Source_20_Text"><text:span text:style-name="T26">//dodaje do tablicy element</text:span></text:span></text:p>
      <text:p text:style-name="P3"/>
      <text:p text:style-name="P3">I pojawiło by się zmieszanie - co to za stała, skoro możemy ją zmieniać. No ale to jak z nami. Jutro pójdę do fryzjera. Zmienię uczesanie. Ale to dalej ja. Więc stała "Marcin" nie wyrzuci błędu :)</text:p>
      <text:p text:style-name="P3">Tutaj także kolejna mała uwaga. Mówi się, że w skryptach używających let/const 99% zmiennych powinna być zadeklarowana za pomocą const. Faktycznie coś w tym jest. Większość operacji jakie będziemy robić w tym kursie będzie modyfikować dane obiekty, a nie podstawiać im zupełnie nowe wartości. Ale zdarzać się będą też wyjątki - np. liczniki w pętlach czy zmienne "przełączniki".</text:p>
      <text:h text:style-name="P21" text:outline-level="2"/>
      <text:h text:style-name="P21" text:outline-level="2"/>
      <text:h text:style-name="P21" text:outline-level="2"/>
      <text:h text:style-name="P21" text:outline-level="2"/>
      <text:h text:style-name="P21" text:outline-level="2"/>
      <text:h text:style-name="P21" text:outline-level="2"/>
      <text:h text:style-name="P21" text:outline-level="2"/>
      <text:h text:style-name="P21" text:outline-level="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21" text:outline-level="2"><text:bookmark text:name="zasieg-zmiennych"/><text:soft-page-break/>Różnice między var a let/const</text:h>
      <text:p text:style-name="P3">Deklaracje let/const nie tylko wprowadziły stałe, ale także kilka różnic w stosunku do var.</text:p>
      <text:p text:style-name="P3">Pierwsza i najważniejsza różnica między let/const a var to zasięg zmiennych.</text:p>
      <text:p text:style-name="P2"><text:span text:style-name="T3">W przypadku let/const zmienne mają zasięg </text:span><text:a xlink:type="simple" xlink:href="https://developer.mozilla.org/pl/docs/Web/JavaScript/Referencje/Polecenia/block" text:style-name="Internet_20_link" text:visited-style-name="Visited_20_Internet_20_Link"><text:span text:style-name="T1">blokowy</text:span></text:a><text:span text:style-name="T3">, co w skrócie oznacza "od klamry do klamry":</text:span></text:p>
      <text:p text:style-name="P16"><text:span text:style-name="Source_20_Text"><text:span text:style-name="T6">let</text:span></text:span><text:span text:style-name="Source_20_Text"><text:span text:style-name="T9"> a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20">20</text:span></text:span><text:span text:style-name="Source_20_Text"><text:span text:style-name="T17">;</text:span></text:span><text:span text:style-name="Source_20_Text"><text:span text:style-name="T9"> </text:span></text:span><text:span text:style-name="Source_20_Text"><text:span text:style-name="T26">//zmienna globalna</text:span></text:span></text:p>
      <text:p text:style-name="P18"/>
      <text:p text:style-name="P18"><text:span text:style-name="Source_20_Text"><text:span text:style-name="T17">{</text:span></text:span></text:p>
      <text:p text:style-name="P18"><text:span text:style-name="Source_20_Text"><text:span text:style-name="T12"><text:s text:c="4"/></text:span></text:span><text:span text:style-name="Source_20_Text"><text:span text:style-name="T6">let</text:span></text:span><text:span text:style-name="Source_20_Text"><text:span text:style-name="T9"> a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20">30</text:span></text:span><text:span text:style-name="Source_20_Text"><text:span text:style-name="T17">;</text:span></text:span><text:span text:style-name="Source_20_Text"><text:span text:style-name="T9"> </text:span></text:span><text:span text:style-name="Source_20_Text"><text:span text:style-name="T26">//zmienna lokalna</text:span></text:span></text:p>
      <text:p text:style-name="P18"><text:span text:style-name="Source_20_Text"><text:span text:style-name="T12"><text:s text:c="4"/></text:span></text:span><text:span text:style-name="Source_20_Text"><text:span text:style-name="T9">console</text:span></text:span><text:span text:style-name="Source_20_Text"><text:span text:style-name="T17">.</text:span></text:span><text:span text:style-name="Source_20_Text"><text:span text:style-name="T23">log</text:span></text:span><text:span text:style-name="Source_20_Text"><text:span text:style-name="T17">(</text:span></text:span><text:span text:style-name="Source_20_Text"><text:span text:style-name="T9">a</text:span></text:span><text:span text:style-name="Source_20_Text"><text:span text:style-name="T17">);</text:span></text:span><text:span text:style-name="Source_20_Text"><text:span text:style-name="T9"> </text:span></text:span><text:span text:style-name="Source_20_Text"><text:span text:style-name="T26">//30</text:span></text:span></text:p>
      <text:p text:style-name="P18"><text:span text:style-name="Source_20_Text"><text:span text:style-name="T17">}</text:span></text:span></text:p>
      <text:p text:style-name="P18"/>
      <text:p text:style-name="P18"><text:span text:style-name="Source_20_Text"><text:span text:style-name="T9">console</text:span></text:span><text:span text:style-name="Source_20_Text"><text:span text:style-name="T17">.</text:span></text:span><text:span text:style-name="Source_20_Text"><text:span text:style-name="T23">log</text:span></text:span><text:span text:style-name="Source_20_Text"><text:span text:style-name="T17">(</text:span></text:span><text:span text:style-name="Source_20_Text"><text:span text:style-name="T9">a</text:span></text:span><text:span text:style-name="Source_20_Text"><text:span text:style-name="T17">);</text:span></text:span><text:span text:style-name="Source_20_Text"><text:span text:style-name="T9"> <text:s text:c="3"/></text:span></text:span><text:span text:style-name="Source_20_Text"><text:span text:style-name="T26">//20</text:span></text:span></text:p>
      <text:p text:style-name="P9"/>
      <text:p text:style-name="P16"><text:span text:style-name="Source_20_Text"><text:span text:style-name="T17">{</text:span></text:span></text:p>
      <text:p text:style-name="P18"><text:span text:style-name="Source_20_Text"><text:span text:style-name="T12"><text:s text:c="4"/></text:span></text:span><text:span text:style-name="Source_20_Text"><text:span text:style-name="T6">let</text:span></text:span><text:span text:style-name="Source_20_Text"><text:span text:style-name="T9"> a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14">"Ala"</text:span></text:span><text:span text:style-name="Source_20_Text"><text:span text:style-name="T17">;</text:span></text:span></text:p>
      <text:p text:style-name="P18"><text:span text:style-name="Source_20_Text"><text:span text:style-name="T12"><text:s text:c="4"/></text:span></text:span><text:span text:style-name="Source_20_Text"><text:span text:style-name="T9">console</text:span></text:span><text:span text:style-name="Source_20_Text"><text:span text:style-name="T17">.</text:span></text:span><text:span text:style-name="Source_20_Text"><text:span text:style-name="T23">log</text:span></text:span><text:span text:style-name="Source_20_Text"><text:span text:style-name="T17">(</text:span></text:span><text:span text:style-name="Source_20_Text"><text:span text:style-name="T9">a</text:span></text:span><text:span text:style-name="Source_20_Text"><text:span text:style-name="T17">);</text:span></text:span><text:span text:style-name="Source_20_Text"><text:span text:style-name="T9"> </text:span></text:span><text:span text:style-name="Source_20_Text"><text:span text:style-name="T26">//Ala</text:span></text:span></text:p>
      <text:p text:style-name="P18"><text:span text:style-name="Source_20_Text"><text:span text:style-name="T17">}</text:span></text:span></text:p>
      <text:p text:style-name="P18"><text:span text:style-name="Source_20_Text"><text:span text:style-name="T17">{</text:span></text:span></text:p>
      <text:p text:style-name="P18"><text:span text:style-name="Source_20_Text"><text:span text:style-name="T12"><text:s text:c="4"/></text:span></text:span><text:span text:style-name="Source_20_Text"><text:span text:style-name="T9">console</text:span></text:span><text:span text:style-name="Source_20_Text"><text:span text:style-name="T17">.</text:span></text:span><text:span text:style-name="Source_20_Text"><text:span text:style-name="T23">log</text:span></text:span><text:span text:style-name="Source_20_Text"><text:span text:style-name="T17">(</text:span></text:span><text:span text:style-name="Source_20_Text"><text:span text:style-name="T9">a</text:span></text:span><text:span text:style-name="Source_20_Text"><text:span text:style-name="T17">);</text:span></text:span><text:span text:style-name="Source_20_Text"><text:span text:style-name="T9"> </text:span></text:span><text:span text:style-name="Source_20_Text"><text:span text:style-name="T26">//error - nie ma takiej zmiennej</text:span></text:span></text:p>
      <text:p text:style-name="P18"><text:span text:style-name="Source_20_Text"><text:span text:style-name="T17">}</text:span></text:span></text:p>
      <text:p text:style-name="P18"><text:span text:style-name="Source_20_Text"><text:span text:style-name="T17">{</text:span></text:span></text:p>
      <text:p text:style-name="P18"><text:span text:style-name="Source_20_Text"><text:span text:style-name="T12"><text:s text:c="4"/></text:span></text:span><text:span text:style-name="Source_20_Text"><text:span text:style-name="T6">let</text:span></text:span><text:span text:style-name="Source_20_Text"><text:span text:style-name="T9"> a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14">"Ola"</text:span></text:span><text:span text:style-name="Source_20_Text"><text:span text:style-name="T17">;</text:span></text:span><text:span text:style-name="Source_20_Text"><text:span text:style-name="T9"> </text:span></text:span><text:span text:style-name="Source_20_Text"><text:span text:style-name="T26">//zmienna lokalna w tym bloku</text:span></text:span></text:p>
      <text:p text:style-name="P18"><text:span text:style-name="Source_20_Text"><text:span text:style-name="T12"><text:s text:c="4"/></text:span></text:span><text:span text:style-name="Source_20_Text"><text:span text:style-name="T9">console</text:span></text:span><text:span text:style-name="Source_20_Text"><text:span text:style-name="T17">.</text:span></text:span><text:span text:style-name="Source_20_Text"><text:span text:style-name="T23">log</text:span></text:span><text:span text:style-name="Source_20_Text"><text:span text:style-name="T17">(</text:span></text:span><text:span text:style-name="Source_20_Text"><text:span text:style-name="T9">a</text:span></text:span><text:span text:style-name="Source_20_Text"><text:span text:style-name="T17">);</text:span></text:span><text:span text:style-name="Source_20_Text"><text:span text:style-name="T9"> </text:span></text:span><text:span text:style-name="Source_20_Text"><text:span text:style-name="T26">//Ola</text:span></text:span></text:p>
      <text:p text:style-name="P18"><text:span text:style-name="Source_20_Text"><text:span text:style-name="T17">}</text:span></text:span></text:p>
      <text:p text:style-name="P18"><text:span text:style-name="Source_20_Text"><text:span text:style-name="T9">console</text:span></text:span><text:span text:style-name="Source_20_Text"><text:span text:style-name="T17">.</text:span></text:span><text:span text:style-name="Source_20_Text"><text:span text:style-name="T23">log</text:span></text:span><text:span text:style-name="Source_20_Text"><text:span text:style-name="T17">(</text:span></text:span><text:span text:style-name="Source_20_Text"><text:span text:style-name="T9">a</text:span></text:span><text:span text:style-name="Source_20_Text"><text:span text:style-name="T17">);</text:span></text:span><text:span text:style-name="Source_20_Text"><text:span text:style-name="T9"> </text:span></text:span><text:span text:style-name="Source_20_Text"><text:span text:style-name="T26">//error: a is not defined</text:span></text:span></text:p>
      <text:p text:style-name="P9"/>
      <text:p text:style-name="P9"/>
      <text:p text:style-name="P9"/>
      <text:p text:style-name="P9"/>
      <text:p text:style-name="P9"/>
      <text:p text:style-name="P9"/>
      <text:p text:style-name="P16"><text:soft-page-break/><text:span text:style-name="Source_20_Text"><text:span text:style-name="T6">for</text:span></text:span><text:span text:style-name="Source_20_Text"><text:span text:style-name="T9"> </text:span></text:span><text:span text:style-name="Source_20_Text"><text:span text:style-name="T17">(</text:span></text:span><text:span text:style-name="Source_20_Text"><text:span text:style-name="T6">let</text:span></text:span><text:span text:style-name="Source_20_Text"><text:span text:style-name="T9"> i</text:span></text:span><text:span text:style-name="Source_20_Text"><text:span text:style-name="T14">=</text:span></text:span><text:span text:style-name="Source_20_Text"><text:span text:style-name="T20">0</text:span></text:span><text:span text:style-name="Source_20_Text"><text:span text:style-name="T17">;</text:span></text:span><text:span text:style-name="Source_20_Text"><text:span text:style-name="T9"> i</text:span></text:span><text:span text:style-name="Source_20_Text"><text:span text:style-name="T14">&lt;</text:span></text:span><text:span text:style-name="Source_20_Text"><text:span text:style-name="T20">10</text:span></text:span><text:span text:style-name="Source_20_Text"><text:span text:style-name="T17">;</text:span></text:span><text:span text:style-name="Source_20_Text"><text:span text:style-name="T9"> i</text:span></text:span><text:span text:style-name="Source_20_Text"><text:span text:style-name="T14">++</text:span></text:span><text:span text:style-name="Source_20_Text"><text:span text:style-name="T17">)</text:span></text:span><text:span text:style-name="Source_20_Text"><text:span text:style-name="T9"> </text:span></text:span><text:span text:style-name="Source_20_Text"><text:span text:style-name="T17">{</text:span></text:span></text:p>
      <text:p text:style-name="P18"><text:span text:style-name="Source_20_Text"><text:span text:style-name="T12"><text:s text:c="4"/></text:span></text:span><text:span text:style-name="Source_20_Text"><text:span text:style-name="T9">console</text:span></text:span><text:span text:style-name="Source_20_Text"><text:span text:style-name="T17">.</text:span></text:span><text:span text:style-name="Source_20_Text"><text:span text:style-name="T23">log</text:span></text:span><text:span text:style-name="Source_20_Text"><text:span text:style-name="T17">(</text:span></text:span><text:span text:style-name="Source_20_Text"><text:span text:style-name="T9">i</text:span></text:span><text:span text:style-name="Source_20_Text"><text:span text:style-name="T17">);</text:span></text:span></text:p>
      <text:p text:style-name="P18"><text:span text:style-name="Source_20_Text"><text:span text:style-name="T17">}</text:span></text:span></text:p>
      <text:p text:style-name="P18"/>
      <text:p text:style-name="P18"><text:span text:style-name="Source_20_Text"><text:span text:style-name="T9">console</text:span></text:span><text:span text:style-name="Source_20_Text"><text:span text:style-name="T17">.</text:span></text:span><text:span text:style-name="Source_20_Text"><text:span text:style-name="T23">log</text:span></text:span><text:span text:style-name="Source_20_Text"><text:span text:style-name="T17">(</text:span></text:span><text:span text:style-name="Source_20_Text"><text:span text:style-name="T9">i</text:span></text:span><text:span text:style-name="Source_20_Text"><text:span text:style-name="T17">);</text:span></text:span><text:span text:style-name="Source_20_Text"><text:span text:style-name="T9"> </text:span></text:span><text:span text:style-name="Source_20_Text"><text:span text:style-name="T26">//error: i is not defined</text:span></text:span></text:p>
      <text:p text:style-name="P9"/>
      <text:p text:style-name="P16"><text:span text:style-name="Source_20_Text"><text:span text:style-name="T17">{</text:span></text:span></text:p>
      <text:p text:style-name="P18"><text:span text:style-name="Source_20_Text"><text:span text:style-name="T12"><text:s text:c="4"/></text:span></text:span><text:span text:style-name="Source_20_Text"><text:span text:style-name="T6">let</text:span></text:span><text:span text:style-name="Source_20_Text"><text:span text:style-name="T9"> nr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20">102</text:span></text:span><text:span text:style-name="Source_20_Text"><text:span text:style-name="T17">;</text:span></text:span></text:p>
      <text:p text:style-name="P18"><text:span text:style-name="Source_20_Text"><text:span text:style-name="T12"><text:s text:c="4"/></text:span></text:span><text:span text:style-name="Source_20_Text"><text:span text:style-name="T9">console</text:span></text:span><text:span text:style-name="Source_20_Text"><text:span text:style-name="T17">.</text:span></text:span><text:span text:style-name="Source_20_Text"><text:span text:style-name="T23">log</text:span></text:span><text:span text:style-name="Source_20_Text"><text:span text:style-name="T17">(</text:span></text:span><text:span text:style-name="Source_20_Text"><text:span text:style-name="T9">nr</text:span></text:span><text:span text:style-name="Source_20_Text"><text:span text:style-name="T17">);</text:span></text:span><text:span text:style-name="Source_20_Text"><text:span text:style-name="T9"> </text:span></text:span><text:span text:style-name="Source_20_Text"><text:span text:style-name="T26">//102</text:span></text:span></text:p>
      <text:p text:style-name="P18"><text:span text:style-name="Source_20_Text"><text:span text:style-name="T17">}</text:span></text:span></text:p>
      <text:p text:style-name="P18"><text:span text:style-name="Source_20_Text"><text:span text:style-name="T17">{</text:span></text:span></text:p>
      <text:p text:style-name="P18"><text:span text:style-name="Source_20_Text"><text:span text:style-name="T12"><text:s text:c="4"/></text:span></text:span><text:span text:style-name="Source_20_Text"><text:span text:style-name="T9">console</text:span></text:span><text:span text:style-name="Source_20_Text"><text:span text:style-name="T17">.</text:span></text:span><text:span text:style-name="Source_20_Text"><text:span text:style-name="T23">log</text:span></text:span><text:span text:style-name="Source_20_Text"><text:span text:style-name="T17">(</text:span></text:span><text:span text:style-name="Source_20_Text"><text:span text:style-name="T9">nr</text:span></text:span><text:span text:style-name="Source_20_Text"><text:span text:style-name="T17">);</text:span></text:span><text:span text:style-name="Source_20_Text"><text:span text:style-name="T9"> </text:span></text:span><text:span text:style-name="Source_20_Text"><text:span text:style-name="T26">//błąd: nr is not defined</text:span></text:span></text:p>
      <text:p text:style-name="P18"><text:span text:style-name="Source_20_Text"><text:span text:style-name="T17">}</text:span></text:span></text:p>
      <text:p text:style-name="P18"><text:span text:style-name="Source_20_Text"><text:span text:style-name="T9">console</text:span></text:span><text:span text:style-name="Source_20_Text"><text:span text:style-name="T17">.</text:span></text:span><text:span text:style-name="Source_20_Text"><text:span text:style-name="T23">log</text:span></text:span><text:span text:style-name="Source_20_Text"><text:span text:style-name="T17">(</text:span></text:span><text:span text:style-name="Source_20_Text"><text:span text:style-name="T9">nr</text:span></text:span><text:span text:style-name="Source_20_Text"><text:span text:style-name="T17">);</text:span></text:span><text:span text:style-name="Source_20_Text"><text:span text:style-name="T9"> </text:span></text:span><text:span text:style-name="Source_20_Text"><text:span text:style-name="T26">//błąd: nr is not defined</text:span></text:span></text:p>
      <text:p text:style-name="P2"><text:span text:style-name="T3"/></text:p>
      <text:p text:style-name="P2"><text:span text:style-name="T3">Zmienne deklarowane za pomocą </text:span><text:span text:style-name="Strong_20_Emphasis"><text:span text:style-name="T5">var</text:span></text:span><text:span text:style-name="T3"> mają natomiast zasięg funkcyjny, czyli ich zasięg określa ciało funkcji.</text:span></text:p>
      <text:p text:style-name="P16"><text:span text:style-name="Source_20_Text"><text:span text:style-name="T6">var</text:span></text:span><text:span text:style-name="Source_20_Text"><text:span text:style-name="T9"> a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20">20</text:span></text:span><text:span text:style-name="Source_20_Text"><text:span text:style-name="T17">;</text:span></text:span><text:span text:style-name="Source_20_Text"><text:span text:style-name="T9"> </text:span></text:span><text:span text:style-name="Source_20_Text"><text:span text:style-name="T26">//zmienna globalna</text:span></text:span></text:p>
      <text:p text:style-name="P18"/>
      <text:p text:style-name="P18"><text:span text:style-name="Source_20_Text"><text:span text:style-name="T6">function</text:span></text:span><text:span text:style-name="Source_20_Text"><text:span text:style-name="T9"> </text:span></text:span><text:span text:style-name="Source_20_Text"><text:span text:style-name="T23">test</text:span></text:span><text:span text:style-name="Source_20_Text"><text:span text:style-name="T17">()</text:span></text:span><text:span text:style-name="Source_20_Text"><text:span text:style-name="T9"> </text:span></text:span><text:span text:style-name="Source_20_Text"><text:span text:style-name="T17">{</text:span></text:span></text:p>
      <text:p text:style-name="P18"><text:span text:style-name="Source_20_Text"><text:span text:style-name="T12"><text:s text:c="4"/></text:span></text:span><text:span text:style-name="Source_20_Text"><text:span text:style-name="T6">var</text:span></text:span><text:span text:style-name="Source_20_Text"><text:span text:style-name="T9"> a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20">30</text:span></text:span><text:span text:style-name="Source_20_Text"><text:span text:style-name="T17">;</text:span></text:span><text:span text:style-name="Source_20_Text"><text:span text:style-name="T9"> </text:span></text:span><text:span text:style-name="Source_20_Text"><text:span text:style-name="T26">//zmienna lokalna</text:span></text:span></text:p>
      <text:p text:style-name="P18"><text:span text:style-name="Source_20_Text"><text:span text:style-name="T12"><text:s text:c="4"/></text:span></text:span><text:span text:style-name="Source_20_Text"><text:span text:style-name="T9">console</text:span></text:span><text:span text:style-name="Source_20_Text"><text:span text:style-name="T17">.</text:span></text:span><text:span text:style-name="Source_20_Text"><text:span text:style-name="T23">log</text:span></text:span><text:span text:style-name="Source_20_Text"><text:span text:style-name="T17">(</text:span></text:span><text:span text:style-name="Source_20_Text"><text:span text:style-name="T9">a</text:span></text:span><text:span text:style-name="Source_20_Text"><text:span text:style-name="T17">);</text:span></text:span><text:span text:style-name="Source_20_Text"><text:span text:style-name="T9"> </text:span></text:span><text:span text:style-name="Source_20_Text"><text:span text:style-name="T26">//30</text:span></text:span></text:p>
      <text:p text:style-name="P18"><text:span text:style-name="Source_20_Text"><text:span text:style-name="T17">}</text:span></text:span></text:p>
      <text:p text:style-name="P18"><text:span text:style-name="Source_20_Text"><text:span text:style-name="T23">test</text:span></text:span><text:span text:style-name="Source_20_Text"><text:span text:style-name="T17">();</text:span></text:span></text:p>
      <text:p text:style-name="P18"/>
      <text:p text:style-name="P18"><text:span text:style-name="Source_20_Text"><text:span text:style-name="T9">console</text:span></text:span><text:span text:style-name="Source_20_Text"><text:span text:style-name="T17">.</text:span></text:span><text:span text:style-name="Source_20_Text"><text:span text:style-name="T23">log</text:span></text:span><text:span text:style-name="Source_20_Text"><text:span text:style-name="T17">(</text:span></text:span><text:span text:style-name="Source_20_Text"><text:span text:style-name="T9">a</text:span></text:span><text:span text:style-name="Source_20_Text"><text:span text:style-name="T17">);</text:span></text:span><text:span text:style-name="Source_20_Text"><text:span text:style-name="T9"> <text:s text:c="3"/></text:span></text:span><text:span text:style-name="Source_20_Text"><text:span text:style-name="T26">//20</text:span></text:span></text:p>
      <text:p text:style-name="P3"/>
      <text:p text:style-name="P3">W nielicznych sytuacjach może to powodować niezamierzone działanie kodu.</text:p>
      <text:p text:style-name="P16"><text:span text:style-name="Source_20_Text"><text:span text:style-name="T6">if</text:span></text:span><text:span text:style-name="Source_20_Text"><text:span text:style-name="T9"> </text:span></text:span><text:span text:style-name="Source_20_Text"><text:span text:style-name="T17">(</text:span></text:span><text:span text:style-name="Source_20_Text"><text:span text:style-name="T6">true</text:span></text:span><text:span text:style-name="Source_20_Text"><text:span text:style-name="T17">)</text:span></text:span><text:span text:style-name="Source_20_Text"><text:span text:style-name="T9"> </text:span></text:span><text:span text:style-name="Source_20_Text"><text:span text:style-name="T17">{</text:span></text:span></text:p>
      <text:p text:style-name="P18"><text:span text:style-name="Source_20_Text"><text:span text:style-name="T12"><text:s text:c="4"/></text:span></text:span><text:span text:style-name="Source_20_Text"><text:span text:style-name="T6">var</text:span></text:span><text:span text:style-name="Source_20_Text"><text:span text:style-name="T9"> myVar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20">20</text:span></text:span><text:span text:style-name="Source_20_Text"><text:span text:style-name="T17">;</text:span></text:span></text:p>
      <text:p text:style-name="P18"><text:span text:style-name="Source_20_Text"><text:span text:style-name="T17">}</text:span></text:span></text:p>
      <text:p text:style-name="P18"/>
      <text:p text:style-name="P18"><text:span text:style-name="Source_20_Text"><text:span text:style-name="T9">console</text:span></text:span><text:span text:style-name="Source_20_Text"><text:span text:style-name="T17">.</text:span></text:span><text:span text:style-name="Source_20_Text"><text:span text:style-name="T23">log</text:span></text:span><text:span text:style-name="Source_20_Text"><text:span text:style-name="T17">(</text:span></text:span><text:span text:style-name="Source_20_Text"><text:span text:style-name="T9">myVar</text:span></text:span><text:span text:style-name="Source_20_Text"><text:span text:style-name="T17">);</text:span></text:span><text:span text:style-name="Source_20_Text"><text:span text:style-name="T9"> </text:span></text:span><text:span text:style-name="Source_20_Text"><text:span text:style-name="T26">//20</text:span></text:span></text:p>
      <text:p text:style-name="P16"><text:soft-page-break/><text:span text:style-name="Source_20_Text"><text:span text:style-name="T6"/></text:span></text:p>
      <text:p text:style-name="P16"><text:span text:style-name="Source_20_Text"><text:span text:style-name="T6">for</text:span></text:span><text:span text:style-name="Source_20_Text"><text:span text:style-name="T9"> </text:span></text:span><text:span text:style-name="Source_20_Text"><text:span text:style-name="T17">(</text:span></text:span><text:span text:style-name="Source_20_Text"><text:span text:style-name="T6">var</text:span></text:span><text:span text:style-name="Source_20_Text"><text:span text:style-name="T9"> i</text:span></text:span><text:span text:style-name="Source_20_Text"><text:span text:style-name="T14">=</text:span></text:span><text:span text:style-name="Source_20_Text"><text:span text:style-name="T20">0</text:span></text:span><text:span text:style-name="Source_20_Text"><text:span text:style-name="T17">;</text:span></text:span><text:span text:style-name="Source_20_Text"><text:span text:style-name="T9"> i</text:span></text:span><text:span text:style-name="Source_20_Text"><text:span text:style-name="T14">&lt;</text:span></text:span><text:span text:style-name="Source_20_Text"><text:span text:style-name="T20">10</text:span></text:span><text:span text:style-name="Source_20_Text"><text:span text:style-name="T17">;</text:span></text:span><text:span text:style-name="Source_20_Text"><text:span text:style-name="T9"> i</text:span></text:span><text:span text:style-name="Source_20_Text"><text:span text:style-name="T14">++</text:span></text:span><text:span text:style-name="Source_20_Text"><text:span text:style-name="T17">)</text:span></text:span><text:span text:style-name="Source_20_Text"><text:span text:style-name="T9"> </text:span></text:span><text:span text:style-name="Source_20_Text"><text:span text:style-name="T17">{</text:span></text:span></text:p>
      <text:p text:style-name="P18"><text:span text:style-name="Source_20_Text"><text:span text:style-name="T12"><text:s text:c="4"/></text:span></text:span><text:span text:style-name="Source_20_Text"><text:span text:style-name="T9">console</text:span></text:span><text:span text:style-name="Source_20_Text"><text:span text:style-name="T17">.</text:span></text:span><text:span text:style-name="Source_20_Text"><text:span text:style-name="T23">log</text:span></text:span><text:span text:style-name="Source_20_Text"><text:span text:style-name="T17">(</text:span></text:span><text:span text:style-name="Source_20_Text"><text:span text:style-name="T9">i</text:span></text:span><text:span text:style-name="Source_20_Text"><text:span text:style-name="T17">);</text:span></text:span></text:p>
      <text:p text:style-name="P18"><text:span text:style-name="Source_20_Text"><text:span text:style-name="T17">}</text:span></text:span></text:p>
      <text:p text:style-name="P18"/>
      <text:p text:style-name="P18"><text:span text:style-name="Source_20_Text"><text:span text:style-name="T9">console</text:span></text:span><text:span text:style-name="Source_20_Text"><text:span text:style-name="T17">.</text:span></text:span><text:span text:style-name="Source_20_Text"><text:span text:style-name="T23">log</text:span></text:span><text:span text:style-name="Source_20_Text"><text:span text:style-name="T17">(</text:span></text:span><text:span text:style-name="Source_20_Text"><text:span text:style-name="T9">i</text:span></text:span><text:span text:style-name="Source_20_Text"><text:span text:style-name="T17">);</text:span></text:span><text:span text:style-name="Source_20_Text"><text:span text:style-name="T9"> </text:span></text:span><text:span text:style-name="Source_20_Text"><text:span text:style-name="T26">//10</text:span></text:span></text:p>
      <text:p text:style-name="P2"><text:span text:style-name="T3"/></text:p>
      <text:p text:style-name="P2"><text:span text:style-name="T3">W kolejnych rozdziałach natrafisz na </text:span><text:a xlink:type="simple" xlink:href="https://kursjs.pl/kurs/super-podstawy/funkcje-tematy-dodatkowe.php" text:style-name="Internet_20_link" text:visited-style-name="Visited_20_Internet_20_Link"><text:span text:style-name="T1">przykłady bardziej praktyczne</text:span></text:a><text:span text:style-name="T3">...</text:span></text:p>
      <text:p text:style-name="P3">Kolejna cecha rozróżniająca var od let/const jest taka, że zmienne var możemy ponownie deklarować, co jest niemożliwe w przypadku let i const:</text:p>
      <text:p text:style-name="P16"><text:span text:style-name="Source_20_Text"><text:span text:style-name="T6">var</text:span></text:span><text:span text:style-name="Source_20_Text"><text:span text:style-name="T9"> name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14">"Marcin"</text:span></text:span><text:span text:style-name="Source_20_Text"><text:span text:style-name="T17">;</text:span></text:span></text:p>
      <text:p text:style-name="P18"><text:span text:style-name="Source_20_Text"><text:span text:style-name="T6">var</text:span></text:span><text:span text:style-name="Source_20_Text"><text:span text:style-name="T9"> name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14">"Karol"</text:span></text:span><text:span text:style-name="Source_20_Text"><text:span text:style-name="T17">;</text:span></text:span></text:p>
      <text:p text:style-name="P18"><text:span text:style-name="Source_20_Text"><text:span text:style-name="T9">console</text:span></text:span><text:span text:style-name="Source_20_Text"><text:span text:style-name="T17">.</text:span></text:span><text:span text:style-name="Source_20_Text"><text:span text:style-name="T23">log</text:span></text:span><text:span text:style-name="Source_20_Text"><text:span text:style-name="T17">(</text:span></text:span><text:span text:style-name="Source_20_Text"><text:span text:style-name="T9">name</text:span></text:span><text:span text:style-name="Source_20_Text"><text:span text:style-name="T17">);</text:span></text:span><text:span text:style-name="Source_20_Text"><text:span text:style-name="T9"> </text:span></text:span><text:span text:style-name="Source_20_Text"><text:span text:style-name="T26">//Karol</text:span></text:span></text:p>
      <text:p text:style-name="P9"/>
      <text:p text:style-name="P16"><text:span text:style-name="Source_20_Text"><text:span text:style-name="T6">let</text:span></text:span><text:span text:style-name="Source_20_Text"><text:span text:style-name="T9"> name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14">"Marcin"</text:span></text:span><text:span text:style-name="Source_20_Text"><text:span text:style-name="T17">;</text:span></text:span></text:p>
      <text:p text:style-name="P18"><text:span text:style-name="Source_20_Text"><text:span text:style-name="T6">let</text:span></text:span><text:span text:style-name="Source_20_Text"><text:span text:style-name="T9"> name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14">"Karol"</text:span></text:span><text:span text:style-name="Source_20_Text"><text:span text:style-name="T17">;</text:span></text:span><text:span text:style-name="Source_20_Text"><text:span text:style-name="T9"> </text:span></text:span><text:span text:style-name="Source_20_Text"><text:span text:style-name="T26">//błąd = Identifier 'name' has already been declared</text:span></text:span></text:p>
      <text:p text:style-name="P18"><text:span text:style-name="Source_20_Text"><text:span text:style-name="T9">console</text:span></text:span><text:span text:style-name="Source_20_Text"><text:span text:style-name="T17">.</text:span></text:span><text:span text:style-name="Source_20_Text"><text:span text:style-name="T23">log</text:span></text:span><text:span text:style-name="Source_20_Text"><text:span text:style-name="T17">(</text:span></text:span><text:span text:style-name="Source_20_Text"><text:span text:style-name="T9">name</text:span></text:span><text:span text:style-name="Source_20_Text"><text:span text:style-name="T17">);</text:span></text:span></text:p>
      <text:p text:style-name="P3"/>
      <text:p text:style-name="P3">W przypadku const/let musimy stosować inne bloki:</text:p>
      <text:p text:style-name="P16"><text:span text:style-name="Source_20_Text"><text:span text:style-name="T17">{</text:span></text:span></text:p>
      <text:p text:style-name="P18"><text:span text:style-name="Source_20_Text"><text:span text:style-name="T12"><text:s text:c="4"/></text:span></text:span><text:span text:style-name="Source_20_Text"><text:span text:style-name="T6">let</text:span></text:span><text:span text:style-name="Source_20_Text"><text:span text:style-name="T9"> name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14">"Marcin"</text:span></text:span><text:span text:style-name="Source_20_Text"><text:span text:style-name="T17">;</text:span></text:span></text:p>
      <text:p text:style-name="P18"><text:span text:style-name="Source_20_Text"><text:span text:style-name="T12"><text:s text:c="4"/></text:span></text:span><text:span text:style-name="Source_20_Text"><text:span text:style-name="T9">console</text:span></text:span><text:span text:style-name="Source_20_Text"><text:span text:style-name="T17">.</text:span></text:span><text:span text:style-name="Source_20_Text"><text:span text:style-name="T23">log</text:span></text:span><text:span text:style-name="Source_20_Text"><text:span text:style-name="T17">(</text:span></text:span><text:span text:style-name="Source_20_Text"><text:span text:style-name="T9">name</text:span></text:span><text:span text:style-name="Source_20_Text"><text:span text:style-name="T17">);</text:span></text:span></text:p>
      <text:p text:style-name="P18"><text:span text:style-name="Source_20_Text"><text:span text:style-name="T17">}</text:span></text:span></text:p>
      <text:p text:style-name="P18"><text:span text:style-name="Source_20_Text"><text:span text:style-name="T17">{</text:span></text:span></text:p>
      <text:p text:style-name="P18"><text:span text:style-name="Source_20_Text"><text:span text:style-name="T12"><text:s text:c="4"/></text:span></text:span><text:span text:style-name="Source_20_Text"><text:span text:style-name="T6">let</text:span></text:span><text:span text:style-name="Source_20_Text"><text:span text:style-name="T9"> name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14">"Karol"</text:span></text:span><text:span text:style-name="Source_20_Text"><text:span text:style-name="T17">;</text:span></text:span></text:p>
      <text:p text:style-name="P18"><text:span text:style-name="Source_20_Text"><text:span text:style-name="T12"><text:s text:c="4"/></text:span></text:span><text:span text:style-name="Source_20_Text"><text:span text:style-name="T9">console</text:span></text:span><text:span text:style-name="Source_20_Text"><text:span text:style-name="T17">.</text:span></text:span><text:span text:style-name="Source_20_Text"><text:span text:style-name="T23">log</text:span></text:span><text:span text:style-name="Source_20_Text"><text:span text:style-name="T17">(</text:span></text:span><text:span text:style-name="Source_20_Text"><text:span text:style-name="T9">name</text:span></text:span><text:span text:style-name="Source_20_Text"><text:span text:style-name="T17">);</text:span></text:span></text:p>
      <text:p text:style-name="P18"><text:span text:style-name="Source_20_Text"><text:span text:style-name="T17">}</text:span>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oft-page-break/><text:span text:style-name="T3">Kolejna różnica między starszą deklaracją a jej młodszymi braćmi to tak zwany </text:span><text:bookmark text:name="hoisting"/><text:span text:style-name="Strong_20_Emphasis"><text:span text:style-name="T5">hoisting</text:span></text:span><text:span text:style-name="T3">.<text:line-break/>Javascript lubi pomagać programiście. Jednym z takich przypadków pomocy jest niewidoczne dla programisty wynoszenie </text:span><text:span text:style-name="Strong_20_Emphasis"><text:span text:style-name="T5">deklaracji funkcji</text:span></text:span><text:span text:style-name="T3"> i </text:span><text:span text:style-name="Strong_20_Emphasis"><text:span text:style-name="T5">zmiennych</text:span></text:span><text:span text:style-name="T3"> na początek danego zasięgu (kodu lub funkcji).</text:span></text:p>
      <text:p text:style-name="P3">W wielu językach odpalenie kodu w postaci:</text:p>
      <text:p text:style-name="P16"><text:span text:style-name="Source_20_Text"><text:span text:style-name="T9">console</text:span></text:span><text:span text:style-name="Source_20_Text"><text:span text:style-name="T17">.</text:span></text:span><text:span text:style-name="Source_20_Text"><text:span text:style-name="T23">log</text:span></text:span><text:span text:style-name="Source_20_Text"><text:span text:style-name="T17">(</text:span></text:span><text:span text:style-name="Source_20_Text"><text:span text:style-name="T9">a</text:span></text:span><text:span text:style-name="Source_20_Text"><text:span text:style-name="T17">);</text:span></text:span></text:p>
      <text:p text:style-name="P18"/>
      <text:p text:style-name="P18"><text:span text:style-name="Source_20_Text"><text:span text:style-name="T6">var</text:span></text:span><text:span text:style-name="Source_20_Text"><text:span text:style-name="T9"> a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20">20</text:span></text:span><text:span text:style-name="Source_20_Text"><text:span text:style-name="T17">;</text:span></text:span></text:p>
      <text:p text:style-name="P3"/>
      <text:p text:style-name="P3">skutkowało by "czerwonym" błędem, ponieważ próbujemy odwołać się do zmiennej, której jeszcze nie stworzyliśmy.</text:p>
      <text:p text:style-name="P3">W przypadku var w powyższym kodzie w konsoli wypisał by się "undefined".</text:p>
      <text:p text:style-name="P3">Deklaracja zmiennej var (bez wartości) wynoszona jest automatycznie na początek danego kodu (a w zasadzie na początek danego zakresu - np. na początek danej funkcji), w wyniku czego nasz powyższy skrypt w momencie wykonywania ma postać:</text:p>
      <text:p text:style-name="P16"><text:span text:style-name="Source_20_Text"><text:span text:style-name="T6">var</text:span></text:span><text:span text:style-name="Source_20_Text"><text:span text:style-name="T9"> a</text:span></text:span><text:span text:style-name="Source_20_Text"><text:span text:style-name="T17">;</text:span></text:span><text:span text:style-name="Source_20_Text"><text:span text:style-name="T9"> </text:span></text:span><text:span text:style-name="Source_20_Text"><text:span text:style-name="T26">//js przeniósł tutaj deklarację zmiennej ale bez jej wartości!</text:span></text:span></text:p>
      <text:p text:style-name="P18"><text:span text:style-name="Source_20_Text"><text:span text:style-name="T9">console</text:span></text:span><text:span text:style-name="Source_20_Text"><text:span text:style-name="T17">.</text:span></text:span><text:span text:style-name="Source_20_Text"><text:span text:style-name="T23">log</text:span></text:span><text:span text:style-name="Source_20_Text"><text:span text:style-name="T17">(</text:span></text:span><text:span text:style-name="Source_20_Text"><text:span text:style-name="T9">a</text:span></text:span><text:span text:style-name="Source_20_Text"><text:span text:style-name="T17">);</text:span></text:span><text:span text:style-name="Source_20_Text"><text:span text:style-name="T9"> </text:span></text:span><text:span text:style-name="Source_20_Text"><text:span text:style-name="T26">//wypisze undefined, ale błędu nie ma</text:span></text:span></text:p>
      <text:p text:style-name="P18"/>
      <text:p text:style-name="P18"><text:span text:style-name="Source_20_Text"><text:span text:style-name="T6">var</text:span></text:span><text:span text:style-name="Source_20_Text"><text:span text:style-name="T9"> a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20">20</text:span></text:span><text:span text:style-name="Source_20_Text"><text:span text:style-name="T17">;</text:span></text:span></text:p>
      <text:p text:style-name="P3"/>
      <text:p text:style-name="P3">Niektórzy programiści - szczególnie ci, którzy na co dzień używali innych języków, w których takie zjawisko nie występuje - dla uniknięcia takich niejawnych (a i niewidocznych dla nas) zachowań - stosowali konwencję deklaracji każdej zmiennej na początku kontekstu:</text:p>
      <text:p text:style-name="P16"><text:span text:style-name="Source_20_Text"><text:span text:style-name="T6">var</text:span></text:span><text:span text:style-name="Source_20_Text"><text:span text:style-name="T9"> text</text:span></text:span><text:span text:style-name="Source_20_Text"><text:span text:style-name="T17">,</text:span></text:span><text:span text:style-name="Source_20_Text"><text:span text:style-name="T9"> age</text:span></text:span><text:span text:style-name="Source_20_Text"><text:span text:style-name="T17">;</text:span></text:span><text:span text:style-name="Source_20_Text"><text:span text:style-name="T9"> </text:span></text:span><text:span text:style-name="Source_20_Text"><text:span text:style-name="T26">//jeżeli nie podstawiamy wartości to równe są undefined</text:span></text:span></text:p>
      <text:p text:style-name="P18"/>
      <text:p text:style-name="P18"><text:span text:style-name="Source_20_Text"><text:span text:style-name="T9">age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20">20</text:span></text:span><text:span text:style-name="Source_20_Text"><text:span text:style-name="T17">;</text:span></text:span></text:p>
      <text:p text:style-name="P18"><text:span text:style-name="Source_20_Text"><text:span text:style-name="T9">text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14">"Ala ma "</text:span></text:span><text:span text:style-name="Source_20_Text"><text:span text:style-name="T9"> </text:span></text:span><text:span text:style-name="Source_20_Text"><text:span text:style-name="T14">+</text:span></text:span><text:span text:style-name="Source_20_Text"><text:span text:style-name="T9"> age </text:span></text:span><text:span text:style-name="Source_20_Text"><text:span text:style-name="T14">+</text:span></text:span><text:span text:style-name="Source_20_Text"><text:span text:style-name="T9"> </text:span></text:span><text:span text:style-name="Source_20_Text"><text:span text:style-name="T14">" lat"</text:span></text:span><text:span text:style-name="Source_20_Text"><text:span text:style-name="T17">;</text:span></text:span></text:p>
      <text:p text:style-name="P3"/>
      <text:p text:style-name="P3">W przypadku let/const hoisting także istnieje, ale nie jesteśmy w stanie używać zmiennych przed ich zadeklarowaniem:</text:p>
      <text:p text:style-name="P16"><text:span text:style-name="Source_20_Text"><text:span text:style-name="T9">console</text:span></text:span><text:span text:style-name="Source_20_Text"><text:span text:style-name="T17">.</text:span></text:span><text:span text:style-name="Source_20_Text"><text:span text:style-name="T23">log</text:span></text:span><text:span text:style-name="Source_20_Text"><text:span text:style-name="T17">(</text:span></text:span><text:span text:style-name="Source_20_Text"><text:span text:style-name="T9">a</text:span></text:span><text:span text:style-name="Source_20_Text"><text:span text:style-name="T17">);</text:span></text:span><text:span text:style-name="Source_20_Text"><text:span text:style-name="T9"> </text:span></text:span><text:span text:style-name="Source_20_Text"><text:span text:style-name="T26">//Error: Cannot access 'a' before initialization</text:span></text:span></text:p>
      <text:p text:style-name="P18"/>
      <text:p text:style-name="P18"><text:span text:style-name="Source_20_Text"><text:span text:style-name="T6">let</text:span></text:span><text:span text:style-name="Source_20_Text"><text:span text:style-name="T9"> a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20">20</text:span></text:span><text:span text:style-name="Source_20_Text"><text:span text:style-name="T17">;</text:span></text:span></text:p>
      <text:p text:style-name="P2"><text:soft-page-break/><text:span text:style-name="T3">Miejsce przed deklaracją zmiennej let/const zwie się </text:span><text:bookmark text:name="tdz"/><text:span text:style-name="Strong_20_Emphasis"><text:span text:style-name="T5">temporal dead zone</text:span></text:span><text:span text:style-name="T3">, bo nie możemy odwoływać się do zmiennej, której jeszcze nie zadeklarowaliśmy. Dzięki takiemu zabiegowi nasz kod staje się bardziej logiczny - najpierw tworzymy wszystkie klocki (zmienne, funkcje), a dopiero potem ich używamy.</text:span></text:p>
      <text:p text:style-name="P6">No to co to za hoisting, skoro nie mogę się do takiej zmiennej wcześniej odwołać? Poniższy przykład pokazuje działanie hoistingu:</text:p>
      <text:p text:style-name="P17"><text:span text:style-name="Source_20_Text"><text:span text:style-name="T7">let</text:span></text:span><text:span text:style-name="Source_20_Text"><text:span text:style-name="T10"> x </text:span></text:span><text:span text:style-name="Source_20_Text"><text:span text:style-name="T15">=</text:span></text:span><text:span text:style-name="Source_20_Text"><text:span text:style-name="T10"> </text:span></text:span><text:span text:style-name="Source_20_Text"><text:span text:style-name="T21">30</text:span></text:span><text:span text:style-name="Source_20_Text"><text:span text:style-name="T18">;</text:span></text:span></text:p>
      <text:p text:style-name="P20"/>
      <text:p text:style-name="P19"><text:span text:style-name="Source_20_Text"><text:span text:style-name="T7">function</text:span></text:span><text:span text:style-name="Source_20_Text"><text:span text:style-name="T10"> </text:span></text:span><text:span text:style-name="Source_20_Text"><text:span text:style-name="T24">test</text:span></text:span><text:span text:style-name="Source_20_Text"><text:span text:style-name="T18">()</text:span></text:span><text:span text:style-name="Source_20_Text"><text:span text:style-name="T10"> </text:span></text:span><text:span text:style-name="Source_20_Text"><text:span text:style-name="T18">{</text:span></text:span></text:p>
      <text:p text:style-name="P19"><text:span text:style-name="Source_20_Text"><text:span text:style-name="T13"><text:s text:c="4"/></text:span></text:span><text:span text:style-name="Source_20_Text"><text:span text:style-name="T27">//powinno się wypisać 30, ale mamy błąd,</text:span></text:span></text:p>
      <text:p text:style-name="P19"><text:span text:style-name="Source_20_Text"><text:span text:style-name="T13"><text:s text:c="4"/></text:span></text:span><text:span text:style-name="Source_20_Text"><text:span text:style-name="T27">//ponieważ poniższa zmienna x została wyniesiona na początek zasięgu</text:span></text:span></text:p>
      <text:p text:style-name="P19"><text:span text:style-name="Source_20_Text"><text:span text:style-name="T13"><text:s text:c="4"/></text:span></text:span><text:span text:style-name="Source_20_Text"><text:span text:style-name="T27">//ale nie możemy jej jeszcze użyć</text:span></text:span></text:p>
      <text:p text:style-name="P20"/>
      <text:p text:style-name="P19"><text:span text:style-name="Source_20_Text"><text:span text:style-name="T13"><text:s text:c="4"/></text:span></text:span><text:span text:style-name="Source_20_Text"><text:span text:style-name="T10">console</text:span></text:span><text:span text:style-name="Source_20_Text"><text:span text:style-name="T18">.</text:span></text:span><text:span text:style-name="Source_20_Text"><text:span text:style-name="T24">log</text:span></text:span><text:span text:style-name="Source_20_Text"><text:span text:style-name="T18">(</text:span></text:span><text:span text:style-name="Source_20_Text"><text:span text:style-name="T10">x</text:span></text:span><text:span text:style-name="Source_20_Text"><text:span text:style-name="T18">);</text:span></text:span></text:p>
      <text:p text:style-name="P19"><text:span text:style-name="Source_20_Text"><text:span text:style-name="T13"><text:s text:c="4"/></text:span></text:span><text:span text:style-name="Source_20_Text"><text:span text:style-name="T7">let</text:span></text:span><text:span text:style-name="Source_20_Text"><text:span text:style-name="T10"> x </text:span></text:span><text:span text:style-name="Source_20_Text"><text:span text:style-name="T15">=</text:span></text:span><text:span text:style-name="Source_20_Text"><text:span text:style-name="T10"> </text:span></text:span><text:span text:style-name="Source_20_Text"><text:span text:style-name="T21">20</text:span></text:span><text:span text:style-name="Source_20_Text"><text:span text:style-name="T18">;</text:span></text:span></text:p>
      <text:p text:style-name="P19"><text:span text:style-name="Source_20_Text"><text:span text:style-name="T18">}</text:span></text:span></text:p>
      <text:p text:style-name="P20"/>
      <text:p text:style-name="P19"><text:span text:style-name="Source_20_Text"><text:span text:style-name="T24">test</text:span></text:span><text:span text:style-name="Source_20_Text"><text:span text:style-name="T18">();</text:span></text:span></text:p>
      <text:p text:style-name="P4"><text:span text:style-name="T29">Ostatnią różnicą - dość mało znaną - jest to, że deklarując zmienną globalną var (poza ciałem funkcji), dodawana jest ona jako właściwość obiektu window. W przypadku let nic takiego się nie dzieje:</text:span></text:p>
      <text:p text:style-name="P16"><text:span text:style-name="Source_20_Text"><text:span text:style-name="T6">var</text:span></text:span><text:span text:style-name="Source_20_Text"><text:span text:style-name="T9"> a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20">20</text:span></text:span><text:span text:style-name="Source_20_Text"><text:span text:style-name="T17">;</text:span></text:span></text:p>
      <text:p text:style-name="P18"><text:span text:style-name="Source_20_Text"><text:span text:style-name="T6">let</text:span></text:span><text:span text:style-name="Source_20_Text"><text:span text:style-name="T9"> b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20">30</text:span></text:span><text:span text:style-name="Source_20_Text"><text:span text:style-name="T17">;</text:span></text:span></text:p>
      <text:p text:style-name="P18"/>
      <text:p text:style-name="P18"><text:span text:style-name="Source_20_Text"><text:span text:style-name="T9">console</text:span></text:span><text:span text:style-name="Source_20_Text"><text:span text:style-name="T17">.</text:span></text:span><text:span text:style-name="Source_20_Text"><text:span text:style-name="T23">log</text:span></text:span><text:span text:style-name="Source_20_Text"><text:span text:style-name="T17">(</text:span></text:span><text:span text:style-name="Source_20_Text"><text:span text:style-name="T9">window</text:span></text:span><text:span text:style-name="Source_20_Text"><text:span text:style-name="T17">.</text:span></text:span><text:span text:style-name="Source_20_Text"><text:span text:style-name="T9">a</text:span></text:span><text:span text:style-name="Source_20_Text"><text:span text:style-name="T17">);</text:span></text:span><text:span text:style-name="Source_20_Text"><text:span text:style-name="T9"> </text:span></text:span><text:span text:style-name="Source_20_Text"><text:span text:style-name="T26">//20</text:span></text:span></text:p>
      <text:p text:style-name="P18"><text:span text:style-name="Source_20_Text"><text:span text:style-name="T9">console</text:span></text:span><text:span text:style-name="Source_20_Text"><text:span text:style-name="T17">.</text:span></text:span><text:span text:style-name="Source_20_Text"><text:span text:style-name="T23">log</text:span></text:span><text:span text:style-name="Source_20_Text"><text:span text:style-name="T17">(</text:span></text:span><text:span text:style-name="Source_20_Text"><text:span text:style-name="T9">window</text:span></text:span><text:span text:style-name="Source_20_Text"><text:span text:style-name="T17">.</text:span></text:span><text:span text:style-name="Source_20_Text"><text:span text:style-name="T9">b</text:span></text:span><text:span text:style-name="Source_20_Text"><text:span text:style-name="T17">);</text:span></text:span><text:span text:style-name="Source_20_Text"><text:span text:style-name="T9"> </text:span></text:span><text:span text:style-name="Source_20_Text"><text:span text:style-name="T26">//undefined</text:span></text:span></text:p>
      <text:p text:style-name="P3"/>
      <text:p text:style-name="P3">Gdy wypiszemy sobie w konsoli obiekt window, pokaże nam się masa różnych rzeczy, które możemy (i zapewne będziemy) używać:</text:p>
      <text:p text:style-name="P16"><text:span text:style-name="Source_20_Text"><text:span text:style-name="T9">console</text:span></text:span><text:span text:style-name="Source_20_Text"><text:span text:style-name="T17">.</text:span></text:span><text:span text:style-name="Source_20_Text"><text:span text:style-name="T23">log</text:span></text:span><text:span text:style-name="Source_20_Text"><text:span text:style-name="T17">(</text:span></text:span><text:span text:style-name="Source_20_Text"><text:span text:style-name="T9">window</text:span></text:span><text:span text:style-name="Source_20_Text"><text:span text:style-name="T17">);</text:span></text:span></text:p>
      <text:p text:style-name="P12"/>
      <text:p text:style-name="P1"><text:soft-page-break/><draw:frame draw:style-name="fr1" draw:name="grafika1" text:anchor-type="as-char" svg:width="25.747cm" svg:height="15.349cm" draw:z-index="0"><draw:image xlink:href="https://kursjs.pl/kurs/super-podstawy/window-nieumyslne-nadpisanie1.png" xlink:type="simple" xlink:show="embed" xlink:actuate="onLoad"/><svg:title>Nieumyślne nadpisanie</svg:title></draw:frame></text:p>
      <text:p text:style-name="P3">Tworząc w powyższy sposób globalne zmienne var, moglibyśmy przez przypadek nadpisać niektóre funkcjonalności, które w przyszłości chcielibyśmy użyć:</text:p>
      <text:p text:style-name="P16"><text:span text:style-name="Source_20_Text"><text:span text:style-name="T6">var</text:span></text:span><text:span text:style-name="Source_20_Text"><text:span text:style-name="T9"> alert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14">"Tekst informacji"</text:span></text:span><text:span text:style-name="Source_20_Text"><text:span text:style-name="T17">;</text:span></text:span></text:p>
      <text:p text:style-name="P18"><text:span text:style-name="Source_20_Text"><text:span text:style-name="T6">var</text:span></text:span><text:span text:style-name="Source_20_Text"><text:span text:style-name="T9"> fetch </text:span></text:span><text:span text:style-name="Source_20_Text"><text:span text:style-name="T14">=</text:span></text:span><text:span text:style-name="Source_20_Text"><text:span text:style-name="T9"> </text:span></text:span><text:span text:style-name="Source_20_Text"><text:span text:style-name="T14">"Pobieram dane"</text:span></text:span><text:span text:style-name="Source_20_Text"><text:span text:style-name="T17">;</text:span></text:span></text:p>
      <text:p text:style-name="P12">Wybierz kolory</text:p>
      <text:p text:style-name="P1"><text:soft-page-break/><draw:frame draw:style-name="fr1" draw:name="grafika2" text:anchor-type="as-char" svg:width="25.747cm" svg:height="15.349cm" draw:z-index="1"><draw:image xlink:href="https://kursjs.pl/kurs/super-podstawy/window-nieumyslne-nadpisanie2.png" xlink:type="simple" xlink:show="embed" xlink:actuate="onLoad"/><svg:title>Nieumyślne nadpisanie</svg:title></draw:frame></text:p>
      <text:p text:style-name="P16"><text:span text:style-name="Source_20_Text"><text:span text:style-name="T23">alert</text:span></text:span><text:span text:style-name="Source_20_Text"><text:span text:style-name="T17">(</text:span></text:span><text:span text:style-name="Source_20_Text"><text:span text:style-name="T14">"Wypełnij te pola"</text:span></text:span><text:span text:style-name="Source_20_Text"><text:span text:style-name="T17">);</text:span></text:span><text:span text:style-name="Source_20_Text"><text:span text:style-name="T9"> </text:span></text:span><text:span text:style-name="Source_20_Text"><text:span text:style-name="T26">//błąd</text:span></text:span></text:p>
      <text:p text:style-name="P18"><text:span text:style-name="Source_20_Text"><text:span text:style-name="T23">fetch</text:span></text:span><text:span text:style-name="Source_20_Text"><text:span text:style-name="T17">(</text:span></text:span><text:span text:style-name="Source_20_Text"><text:span text:style-name="T14">"https://jsonplaceholder.typicode.com/"</text:span></text:span><text:span text:style-name="Source_20_Text"><text:span text:style-name="T17">)</text:span></text:span><text:span text:style-name="Source_20_Text"><text:span text:style-name="T9"> </text:span></text:span><text:span text:style-name="Source_20_Text"><text:span text:style-name="T26">//błąd</text:span></text:span></text:p>
      <text:p text:style-name="P9"/>
      <text:p text:style-name="P3">Przy czym nie powinienem tutaj demonizować. Jeżeli piszesz swoje skrypty cokolwiek ponad 0 poziom wtajemniczenia, to raczej nie powinieneś nigdy natrafić na takie błędy. Ale któż wie...</text:p>
      <text:p text:style-name="P3">To jak jesteśmy przy głupotach JS (o czym można by niezły art napisać), to jedną z kolejnych rzeczy jest fakt, że dla każdego elementu z ID tworzona jest zmienna o takiej samej nazwie, która wskazuje na dany element:</text:p>
      <text:p text:style-name="P16"><text:span text:style-name="Source_20_Text"><text:span text:style-name="T26">//nie stworzyłem nigdzie takiej zmiennej ale mam do niej dostęp</text:span></text:span></text:p>
      <text:p text:style-name="P18"><text:span text:style-name="Source_20_Text"><text:span text:style-name="T26">//bo na tej stronie jest element #mainContent (główna treść)</text:span></text:span></text:p>
      <text:p text:style-name="P18"/>
      <text:p text:style-name="P18"><text:span text:style-name="Source_20_Text"><text:span text:style-name="T9">console</text:span></text:span><text:span text:style-name="Source_20_Text"><text:span text:style-name="T17">.</text:span></text:span><text:span text:style-name="Source_20_Text"><text:span text:style-name="T23">log</text:span></text:span><text:span text:style-name="Source_20_Text"><text:span text:style-name="T17">(</text:span></text:span><text:span text:style-name="Source_20_Text"><text:span text:style-name="T9">mainContent</text:span></text:span><text:span text:style-name="Source_20_Text"><text:span text:style-name="T17">);</text:span></text:span></text:p>
      <text:p text:style-name="P9"/>
      <text:p text:style-name="P9"/>
      <text:p text:style-name="P3"><text:soft-page-break/>W odczuciu autora tego kursu jest to złe, ponieważ dostajemy zmienne, które powstają z nieba. Jeżeli będziemy pracować na elementach z ID, mimo że Javascript stworzył dla nich zmienne, mimo wszystko lepszym wydaje się je jawnie pobrać za pomocą odpowiednich funkcji. Ale to już w rozdziale o DOM</text:p>
      <text:h text:style-name="P21" text:outline-level="2"><text:bookmark text:name="podsumowanie"/>Podsumowanie</text:h>
      <text:p text:style-name="P3">Ok podsumujmy powyższe rozważania.</text:p>
      <text:list xml:id="list3901717895513438604" text:style-name="L2">
        <text:list-item>
          <text:p text:style-name="P14">Zmienne to rodzaje pudełek, w których możemy trzymać różne rzeczy.</text:p>
        </text:list-item>
        <text:list-item>
          <text:p text:style-name="P14">Zmienne możemy tworzyć za pomocą słów kluczowych var/let/const, przy czym zalecane są te dwa ostatnie*</text:p>
        </text:list-item>
        <text:list-item>
          <text:p text:style-name="P14">Let/const różnią się od varów głównie zasięgiem oraz tym, że w jednym zasięgu (bloku) nie możemy ponownie tworzyć zmiennych o tej samej nazwie.</text:p>
        </text:list-item>
        <text:list-item>
          <text:p text:style-name="P14">Hoisting to zjawisko wynoszenia na początek skryptu zmiennych i deklaracji funkcji</text:p>
        </text:list-item>
        <text:list-item>
          <text:p text:style-name="P10">W naszych skryptach starajmy się używać jak najwięcej const. Jedynym wyjątkiem są liczniki oraz zmienne które wiemy, że zaraz zmienimy (np. toggle)</text:p>
        </text:list-item>
      </text:list>
      <text:p text:style-name="P3">I w zasadzie tyle. Cała reszta przyjdzie z praktyką. Nawet jeżeli na chwilę obecną powyższe rozważania wydają się dla ciebie dziwne, nie przejmuj się. Po 2-3 skryptach całość stanie się odruchem.</text:p>
      <text:p text:style-name="P7"><text:span text:style-name="T4">Poradniki pisania dobrego kodu zalecają by przy używaniu const/let w większości używać const.<text:line-break/>I autor kursu także tak robi.<text:line-break/><text:line-break/>...chociaż gdyby się nad tym zastanowić...<text:line-break/>W Javascript istnieje mechanizm zwany </text:span><text:a xlink:type="simple" xlink:href="https://developer.mozilla.org/en-US/docs/Web/JavaScript/Memory_Management" text:style-name="Internet_20_link" text:visited-style-name="Visited_20_Internet_20_Link"><text:span text:style-name="T2">Garbage Collector</text:span></text:a><text:span text:style-name="T4">, który w założeniu ma oczyszczać już nie używane zmienne, tak by nie zalegały w pamięci.<text:line-break/>Niestety czasami mechanizm ten nie czyści danej zmiennej, ponieważ nie jest w stanie wykryć co autor miał na myśli, i że dana zmienna powinna być już pusta (np. w przypadku usuwania elementów z DOM).<text:line-break/>Aby mu pomóc czasami trzeba zmienne czyścić ręcznie ustawiając im wartość null. Ale jak to zrobić skoro używamy const? Na szczęście takie sytuacji zdarzają się niezbyt często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Monaco, 'Andale Mono', 'Ubuntu Mono', monospace"/>
    <style:font-face style:name="Open Sans" svg:font-family="'Open Sans', sans-serif"/>
    <style:font-face style:name="OpenSymbol" svg:font-family="OpenSymbol"/>
    <style:font-face style:name="Raleway" svg:font-family="Raleway, sans-serif"/>
    <style:font-face style:name="sans-serif" svg:font-family="sans-serif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15T22:48:23.92</meta:creation-date>
    <meta:generator>OpenOffice/4.1.6$Win32 OpenOffice.org_project/416m1$Build-9790</meta:generator>
    <dc:date>2019-09-15T23:06:34.65</dc:date>
    <meta:editing-duration>PT15M19S</meta:editing-duration>
    <meta:editing-cycles>12</meta:editing-cycles>
    <meta:document-statistic meta:table-count="0" meta:image-count="2" meta:object-count="0" meta:page-count="15" meta:paragraph-count="229" meta:word-count="2272" meta:character-count="14632"/>
  </office:meta>
</office:document-meta>
</file>